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4244" calcext:value-type="float">
            <text:p>2424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45" calcext:value-type="float">
            <text:p>2424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46" calcext:value-type="float">
            <text:p>2424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];[$legenda.$A$2:.$K$20];2;0)" office:value-type="string" office:string-value="9.1" calcext:value-type="string">
            <text:p>9.1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47" calcext:value-type="float">
            <text:p>2424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254" calcext:value-type="float">
            <text:p>2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];[$legenda.$A$2:.$K$20];2;0)" office:value-type="float" office:value="7" calcext:value-type="float">
            <text:p>7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>
            <text:p/>
          </table:table-cell>
          <table:table-cell table:style-name="ce15" table:formula="of:=IF(VLOOKUP([.$C5];[$legenda.$A$2:.$K$20];11;0)&lt;&gt;&quot;vazio&quot;;VLOOKUP([.$C5];[$legenda.$A$2:.$K$20];11;0);&quot;&quot;)">
            <text:p/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48" calcext:value-type="float">
            <text:p>2424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277" calcext:value-type="float">
            <text:p>277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];[$legenda.$A$2:.$K$20];2;0)" office:value-type="string" office:string-value="9.1" calcext:value-type="string">
            <text:p>9.1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49" calcext:value-type="float">
            <text:p>2424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5" calcext:value-type="float">
            <text:p>25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];[$legenda.$A$2:.$K$20];2;0)" office:value-type="float" office:value="7" calcext:value-type="float">
            <text:p>7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>
            <text:p/>
          </table:table-cell>
          <table:table-cell table:style-name="ce15" table:formula="of:=IF(VLOOKUP([.$C7];[$legenda.$A$2:.$K$20];11;0)&lt;&gt;&quot;vazio&quot;;VLOOKUP([.$C7];[$legenda.$A$2:.$K$20];11;0);&quot;&quot;)">
            <text:p/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0" calcext:value-type="float">
            <text:p>2425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];[$legenda.$A$2:.$K$20];2;0)" office:value-type="float" office:value="9" calcext:value-type="float">
            <text:p>9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];[$legenda.$A$2:.$K$20];11;0)&lt;&gt;&quot;vazio&quot;;VLOOKUP([.$C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1" calcext:value-type="float">
            <text:p>2425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];[$legenda.$A$2:.$K$20];2;0)" office:value-type="float" office:value="9" calcext:value-type="float">
            <text:p>9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2" calcext:value-type="float">
            <text:p>2425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0];[$legenda.$A$2:.$K$20];2;0)" office:value-type="float" office:value="9" calcext:value-type="float">
            <text:p>9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];[$legenda.$A$2:.$K$20];11;0)&lt;&gt;&quot;vazio&quot;;VLOOKUP([.$C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3" calcext:value-type="float">
            <text:p>2425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];[$legenda.$A$2:.$K$20];2;0)" office:value-type="float" office:value="9" calcext:value-type="float">
            <text:p>9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];[$legenda.$A$2:.$K$20];11;0)&lt;&gt;&quot;vazio&quot;;VLOOKUP([.$C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4" calcext:value-type="float">
            <text:p>2425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64" calcext:value-type="float">
            <text:p>2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2];[$legenda.$A$2:.$K$20];2;0)" office:value-type="float" office:value="7" calcext:value-type="float">
            <text:p>7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>
            <text:p/>
          </table:table-cell>
          <table:table-cell table:style-name="ce15" table:formula="of:=IF(VLOOKUP([.$C12];[$legenda.$A$2:.$K$20];11;0)&lt;&gt;&quot;vazio&quot;;VLOOKUP([.$C12];[$legenda.$A$2:.$K$20];11;0);&quot;&quot;)">
            <text:p/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5" calcext:value-type="float">
            <text:p>2425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276" calcext:value-type="float">
            <text:p>276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3];[$legenda.$A$2:.$K$20];2;0)" office:value-type="string" office:string-value="9.1" calcext:value-type="string">
            <text:p>9.1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];[$legenda.$A$2:.$K$20];11;0)&lt;&gt;&quot;vazio&quot;;VLOOKUP([.$C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6" calcext:value-type="float">
            <text:p>2425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4];[$legenda.$A$2:.$K$20];2;0)" office:value-type="string" office:string-value="9.1" calcext:value-type="string">
            <text:p>9.1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7" calcext:value-type="float">
            <text:p>2425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65" calcext:value-type="float">
            <text:p>2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5];[$legenda.$A$2:.$K$20];2;0)" office:value-type="float" office:value="7" calcext:value-type="float">
            <text:p>7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>
            <text:p/>
          </table:table-cell>
          <table:table-cell table:style-name="ce15" table:formula="of:=IF(VLOOKUP([.$C15];[$legenda.$A$2:.$K$20];11;0)&lt;&gt;&quot;vazio&quot;;VLOOKUP([.$C15];[$legenda.$A$2:.$K$20];11;0);&quot;&quot;)">
            <text:p/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8" calcext:value-type="float">
            <text:p>2425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26" calcext:value-type="float">
            <text:p>326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6];[$legenda.$A$2:.$K$20];2;0)" office:value-type="string" office:string-value="9.1" calcext:value-type="string">
            <text:p>9.1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59" calcext:value-type="float">
            <text:p>2425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66" calcext:value-type="float">
            <text:p>2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7];[$legenda.$A$2:.$K$20];2;0)" office:value-type="float" office:value="7" calcext:value-type="float">
            <text:p>7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];[$legenda.$A$2:.$K$20];10;0)&lt;&gt;&quot;vazio&quot;;VLOOKUP([.$C17];[$legenda.$A$2:.$K$20];10;0);&quot;&quot;)">
            <text:p/>
          </table:table-cell>
          <table:table-cell table:style-name="ce15" table:formula="of:=IF(VLOOKUP([.$C17];[$legenda.$A$2:.$K$20];11;0)&lt;&gt;&quot;vazio&quot;;VLOOKUP([.$C17];[$legenda.$A$2:.$K$20];11;0);&quot;&quot;)">
            <text:p/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60" calcext:value-type="float">
            <text:p>2426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8];[$legenda.$A$2:.$K$20];2;0)" office:value-type="float" office:value="3" calcext:value-type="float">
            <text:p>3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8];[$legenda.$A$2:.$K$20];10;0)&lt;&gt;&quot;vazio&quot;;VLOOKUP([.$C18];[$legenda.$A$2:.$K$20];10;0);&quot;&quot;)">
            <text:p/>
          </table:table-cell>
          <table:table-cell table:style-name="ce15" table:formula="of:=IF(VLOOKUP([.$C18];[$legenda.$A$2:.$K$20];11;0)&lt;&gt;&quot;vazio&quot;;VLOOKUP([.$C18];[$legenda.$A$2:.$K$20];11;0);&quot;&quot;)">
            <text:p/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4261" calcext:value-type="float">
            <text:p>2426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74" calcext:value-type="float">
            <text:p>274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9];[$legenda.$A$2:.$K$20];2;0)" office:value-type="float" office:value="18" calcext:value-type="float">
            <text:p>18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62" calcext:value-type="float">
            <text:p>2426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04" calcext:value-type="float">
            <text:p>204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0];[$legenda.$A$2:.$K$20];2;0)" office:value-type="float" office:value="18" calcext:value-type="float">
            <text:p>18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0];[$legenda.$A$2:.$K$20];10;0)&lt;&gt;&quot;vazio&quot;;VLOOKUP([.$C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];[$legenda.$A$2:.$K$20];11;0)&lt;&gt;&quot;vazio&quot;;VLOOKUP([.$C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63" calcext:value-type="float">
            <text:p>2426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16" calcext:value-type="float">
            <text:p>416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1];[$legenda.$A$2:.$K$20];2;0)" office:value-type="float" office:value="18" calcext:value-type="float">
            <text:p>18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1];[$legenda.$A$2:.$K$20];10;0)&lt;&gt;&quot;vazio&quot;;VLOOKUP([.$C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];[$legenda.$A$2:.$K$20];11;0)&lt;&gt;&quot;vazio&quot;;VLOOKUP([.$C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64" calcext:value-type="float">
            <text:p>2426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8" calcext:value-type="float">
            <text:p>48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2];[$legenda.$A$2:.$K$20];2;0)" office:value-type="float" office:value="18" calcext:value-type="float">
            <text:p>18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66" calcext:value-type="float">
            <text:p>2426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3270281" calcext:value-type="float">
            <text:p>3270281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];[$legenda.$A$2:.$K$20];2;0)" office:value-type="float" office:value="17" calcext:value-type="float">
            <text:p>17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65" calcext:value-type="float">
            <text:p>2426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4];[$legenda.$A$2:.$K$20];2;0)" office:value-type="string" office:string-value="9.1" calcext:value-type="string">
            <text:p>9.1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67" calcext:value-type="float">
            <text:p>2426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5];[$legenda.$A$2:.$K$20];2;0)" office:value-type="float" office:value="7" calcext:value-type="float">
            <text:p>7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5];[$legenda.$A$2:.$K$20];10;0)&lt;&gt;&quot;vazio&quot;;VLOOKUP([.$C25];[$legenda.$A$2:.$K$20];10;0);&quot;&quot;)">
            <text:p/>
          </table:table-cell>
          <table:table-cell table:style-name="ce15" table:formula="of:=IF(VLOOKUP([.$C25];[$legenda.$A$2:.$K$20];11;0)&lt;&gt;&quot;vazio&quot;;VLOOKUP([.$C25];[$legenda.$A$2:.$K$20];11;0);&quot;&quot;)">
            <text:p/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68" calcext:value-type="float">
            <text:p>2426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5" calcext:value-type="float">
            <text:p>35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26];[$legenda.$A$2:.$K$20];2;0)" office:value-type="float" office:value="10" calcext:value-type="float">
            <text:p>10</text:p>
          </table:table-cell>
          <table:table-cell table:style-name="ce15" table:formula="of:=IF(VLOOKUP([.$C26];[$legenda.$A$2:.$K$20];9;0)&lt;&gt;&quot;vazio&quot;;VLOOKUP([.$C26];[$legenda.$A$2:.$K$20];9;0);&quot;&quot;)">
            <text:p/>
          </table:table-cell>
          <table:table-cell table:style-name="ce15" table:formula="of:=IF(VLOOKUP([.$C26];[$legenda.$A$2:.$K$20];10;0)&lt;&gt;&quot;vazio&quot;;VLOOKUP([.$C26];[$legenda.$A$2:.$K$20];10;0);&quot;&quot;)">
            <text:p/>
          </table:table-cell>
          <table:table-cell table:style-name="ce15" table:formula="of:=IF(VLOOKUP([.$C26];[$legenda.$A$2:.$K$20];11;0)&lt;&gt;&quot;vazio&quot;;VLOOKUP([.$C26];[$legenda.$A$2:.$K$20];11;0);&quot;&quot;)">
            <text:p/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269" calcext:value-type="float">
            <text:p>2426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599" calcext:value-type="float">
            <text:p>599</text:p>
          </table:table-cell>
          <table:table-cell table:style-name="ce4" office:value-type="float" office:value="246" calcext:value-type="float">
            <text:p>246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7];[$legenda.$A$2:.$K$20];2;0)" office:value-type="float" office:value="18" calcext:value-type="float">
            <text:p>18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7];[$legenda.$A$2:.$K$20];10;0)&lt;&gt;&quot;vazio&quot;;VLOOKUP([.$C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];[$legenda.$A$2:.$K$20];11;0)&lt;&gt;&quot;vazio&quot;;VLOOKUP([.$C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70" calcext:value-type="float">
            <text:p>2427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040274" calcext:value-type="float">
            <text:p>5040274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];[$legenda.$A$2:.$K$20];2;0)" office:value-type="float" office:value="17" calcext:value-type="float">
            <text:p>17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71" calcext:value-type="float">
            <text:p>2427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5410221" calcext:value-type="float">
            <text:p>5410221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72" calcext:value-type="float">
            <text:p>2427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];[$legenda.$A$2:.$K$20];2;0)" office:value-type="float" office:value="17" calcext:value-type="float">
            <text:p>17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];[$legenda.$A$2:.$K$20];10;0)&lt;&gt;&quot;vazio&quot;;VLOOKUP([.$C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];[$legenda.$A$2:.$K$20];11;0)&lt;&gt;&quot;vazio&quot;;VLOOKUP([.$C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73" calcext:value-type="float">
            <text:p>2427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74" calcext:value-type="float">
            <text:p>2427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604" calcext:value-type="float">
            <text:p>604</text:p>
          </table:table-cell>
          <table:table-cell table:style-name="ce4" office:value-type="float" office:value="297" calcext:value-type="float">
            <text:p>297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2];[$legenda.$A$2:.$K$20];2;0)" office:value-type="float" office:value="18" calcext:value-type="float">
            <text:p>18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75" calcext:value-type="float">
            <text:p>2427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33];[$legenda.$A$2:.$K$20];2;0)" office:value-type="float" office:value="10" calcext:value-type="float">
            <text:p>10</text:p>
          </table:table-cell>
          <table:table-cell table:style-name="ce15" table:formula="of:=IF(VLOOKUP([.$C33];[$legenda.$A$2:.$K$20];9;0)&lt;&gt;&quot;vazio&quot;;VLOOKUP([.$C33];[$legenda.$A$2:.$K$20];9;0);&quot;&quot;)">
            <text:p/>
          </table:table-cell>
          <table:table-cell table:style-name="ce15" table:formula="of:=IF(VLOOKUP([.$C33];[$legenda.$A$2:.$K$20];10;0)&lt;&gt;&quot;vazio&quot;;VLOOKUP([.$C33];[$legenda.$A$2:.$K$20];10;0);&quot;&quot;)">
            <text:p/>
          </table:table-cell>
          <table:table-cell table:style-name="ce15" table:formula="of:=IF(VLOOKUP([.$C33];[$legenda.$A$2:.$K$20];11;0)&lt;&gt;&quot;vazio&quot;;VLOOKUP([.$C33];[$legenda.$A$2:.$K$20];11;0);&quot;&quot;)">
            <text:p/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276" calcext:value-type="float">
            <text:p>2427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34];[$legenda.$A$2:.$K$20];2;0)" office:value-type="float" office:value="10" calcext:value-type="float">
            <text:p>10</text:p>
          </table:table-cell>
          <table:table-cell table:style-name="ce15" table:formula="of:=IF(VLOOKUP([.$C34];[$legenda.$A$2:.$K$20];9;0)&lt;&gt;&quot;vazio&quot;;VLOOKUP([.$C34];[$legenda.$A$2:.$K$20];9;0);&quot;&quot;)">
            <text:p/>
          </table:table-cell>
          <table:table-cell table:style-name="ce15" table:formula="of:=IF(VLOOKUP([.$C34];[$legenda.$A$2:.$K$20];10;0)&lt;&gt;&quot;vazio&quot;;VLOOKUP([.$C34];[$legenda.$A$2:.$K$20];10;0);&quot;&quot;)">
            <text:p/>
          </table:table-cell>
          <table:table-cell table:style-name="ce15" table:formula="of:=IF(VLOOKUP([.$C34];[$legenda.$A$2:.$K$20];11;0)&lt;&gt;&quot;vazio&quot;;VLOOKUP([.$C34];[$legenda.$A$2:.$K$20];11;0);&quot;&quot;)">
            <text:p/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277" calcext:value-type="float">
            <text:p>2427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292" calcext:value-type="float">
            <text:p>292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5];[$legenda.$A$2:.$K$20];2;0)" office:value-type="float" office:value="18" calcext:value-type="float">
            <text:p>18</text:p>
          </table:table-cell>
          <table:table-cell table:style-name="ce15" table:formula="of:=IF(VLOOKUP([.$C35];[$legenda.$A$2:.$K$20];9;0)&lt;&gt;&quot;vazio&quot;;VLOOKUP([.$C3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5];[$legenda.$A$2:.$K$20];10;0)&lt;&gt;&quot;vazio&quot;;VLOOKUP([.$C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];[$legenda.$A$2:.$K$20];11;0)&lt;&gt;&quot;vazio&quot;;VLOOKUP([.$C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78" calcext:value-type="float">
            <text:p>2427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7090089" calcext:value-type="float">
            <text:p>7090089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];[$legenda.$A$2:.$K$20];2;0)" office:value-type="float" office:value="17" calcext:value-type="float">
            <text:p>17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79" calcext:value-type="float">
            <text:p>2427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7490157" calcext:value-type="float">
            <text:p>7490157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80" calcext:value-type="float">
            <text:p>2428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7350154" calcext:value-type="float">
            <text:p>7350154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8];[$legenda.$A$2:.$K$20];2;0)" office:value-type="float" office:value="17" calcext:value-type="float">
            <text:p>17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81" calcext:value-type="float">
            <text:p>2428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9];[$legenda.$A$2:.$K$20];2;0)" office:value-type="float" office:value="9" calcext:value-type="float">
            <text:p>9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82" calcext:value-type="float">
            <text:p>2428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6290286" calcext:value-type="float">
            <text:p>6290286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];[$legenda.$A$2:.$K$20];2;0)" office:value-type="float" office:value="17" calcext:value-type="float">
            <text:p>17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83" calcext:value-type="float">
            <text:p>2428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1];[$legenda.$A$2:.$K$20];2;0)" office:value-type="float" office:value="9" calcext:value-type="float">
            <text:p>9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84" calcext:value-type="float">
            <text:p>2428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6090225" calcext:value-type="float">
            <text:p>6090225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42];[$legenda.$A$2:.$K$20];2;0)" office:value-type="float" office:value="16" calcext:value-type="float">
            <text:p>16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" calcext:value-type="string">
            <text:p>pos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85" calcext:value-type="float">
            <text:p>2428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05" calcext:value-type="float">
            <text:p>205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86" calcext:value-type="float">
            <text:p>2428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492" calcext:value-type="float">
            <text:p>492</text:p>
          </table:table-cell>
          <table:table-cell table:style-name="ce4" office:value-type="float" office:value="187" calcext:value-type="float">
            <text:p>187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4];[$legenda.$A$2:.$K$20];2;0)" office:value-type="float" office:value="18" calcext:value-type="float">
            <text:p>18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87" calcext:value-type="float">
            <text:p>2428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4910187" calcext:value-type="float">
            <text:p>4910187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5];[$legenda.$A$2:.$K$20];2;0)" office:value-type="float" office:value="17" calcext:value-type="float">
            <text:p>17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88" calcext:value-type="float">
            <text:p>2428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7" calcext:value-type="float">
            <text:p>47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46];[$legenda.$A$2:.$K$20];2;0)" office:value-type="float" office:value="10" calcext:value-type="float">
            <text:p>10</text:p>
          </table:table-cell>
          <table:table-cell table:style-name="ce15" table:formula="of:=IF(VLOOKUP([.$C46];[$legenda.$A$2:.$K$20];9;0)&lt;&gt;&quot;vazio&quot;;VLOOKUP([.$C46];[$legenda.$A$2:.$K$20];9;0);&quot;&quot;)">
            <text:p/>
          </table:table-cell>
          <table:table-cell table:style-name="ce15" table:formula="of:=IF(VLOOKUP([.$C46];[$legenda.$A$2:.$K$20];10;0)&lt;&gt;&quot;vazio&quot;;VLOOKUP([.$C46];[$legenda.$A$2:.$K$20];10;0);&quot;&quot;)">
            <text:p/>
          </table:table-cell>
          <table:table-cell table:style-name="ce15" table:formula="of:=IF(VLOOKUP([.$C46];[$legenda.$A$2:.$K$20];11;0)&lt;&gt;&quot;vazio&quot;;VLOOKUP([.$C46];[$legenda.$A$2:.$K$20];11;0);&quot;&quot;)">
            <text:p/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289" calcext:value-type="float">
            <text:p>2428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255" calcext:value-type="float">
            <text:p>255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47];[$legenda.$A$2:.$K$20];2;0)" office:value-type="float" office:value="18" calcext:value-type="float">
            <text:p>18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290" calcext:value-type="float">
            <text:p>2429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23" calcext:value-type="float">
            <text:p>623</text:p>
          </table:table-cell>
          <table:table-cell table:style-name="ce4" office:value-type="float" office:value="235" calcext:value-type="float">
            <text:p>235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8];[$legenda.$A$2:.$K$20];2;0)" office:value-type="float" office:value="17" calcext:value-type="float">
            <text:p>17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91" calcext:value-type="float">
            <text:p>2429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9];[$legenda.$A$2:.$K$20];2;0)" office:value-type="float" office:value="9" calcext:value-type="float">
            <text:p>9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92" calcext:value-type="float">
            <text:p>2429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167" calcext:value-type="float">
            <text:p>167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0];[$legenda.$A$2:.$K$20];2;0)" office:value-type="float" office:value="17" calcext:value-type="float">
            <text:p>17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0];[$legenda.$A$2:.$K$20];10;0)&lt;&gt;&quot;vazio&quot;;VLOOKUP([.$C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0];[$legenda.$A$2:.$K$20];11;0)&lt;&gt;&quot;vazio&quot;;VLOOKUP([.$C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93" calcext:value-type="float">
            <text:p>2429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64" calcext:value-type="float">
            <text:p>364</text:p>
          </table:table-cell>
          <table:table-cell table:style-name="ce4" office:value-type="float" office:value="123" calcext:value-type="float">
            <text:p>123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1];[$legenda.$A$2:.$K$20];2;0)" office:value-type="float" office:value="17" calcext:value-type="float">
            <text:p>17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94" calcext:value-type="float">
            <text:p>2429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3310161" calcext:value-type="float">
            <text:p>3310161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52];[$legenda.$A$2:.$K$20];2;0)" office:value-type="float" office:value="15" calcext:value-type="float">
            <text:p>15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52];[$legenda.$A$2:.$K$20];10;0)&lt;&gt;&quot;vazio&quot;;VLOOKUP([.$C52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52];[$legenda.$A$2:.$K$20];11;0)&lt;&gt;&quot;vazio&quot;;VLOOKUP([.$C52];[$legenda.$A$2:.$K$20];11;0);&quot;&quot;)" office:value-type="string" office:string-value="pos" calcext:value-type="string">
            <text:p>pos</text:p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295" calcext:value-type="float">
            <text:p>2429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137" calcext:value-type="float">
            <text:p>137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3];[$legenda.$A$2:.$K$20];2;0)" office:value-type="float" office:value="17" calcext:value-type="float">
            <text:p>17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296" calcext:value-type="float">
            <text:p>2429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4];[$legenda.$A$2:.$K$20];2;0)" office:value-type="string" office:string-value="9.1" calcext:value-type="string">
            <text:p>9.1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97" calcext:value-type="float">
            <text:p>2429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83" calcext:value-type="float">
            <text:p>28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5];[$legenda.$A$2:.$K$20];2;0)" office:value-type="float" office:value="7" calcext:value-type="float">
            <text:p>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5];[$legenda.$A$2:.$K$20];10;0)&lt;&gt;&quot;vazio&quot;;VLOOKUP([.$C55];[$legenda.$A$2:.$K$20];10;0);&quot;&quot;)">
            <text:p/>
          </table:table-cell>
          <table:table-cell table:style-name="ce15" table:formula="of:=IF(VLOOKUP([.$C55];[$legenda.$A$2:.$K$20];11;0)&lt;&gt;&quot;vazio&quot;;VLOOKUP([.$C55];[$legenda.$A$2:.$K$20];11;0);&quot;&quot;)">
            <text:p/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98" calcext:value-type="float">
            <text:p>2429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6];[$legenda.$A$2:.$K$20];2;0)" office:value-type="string" office:string-value="9.1" calcext:value-type="string">
            <text:p>9.1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6];[$legenda.$A$2:.$K$20];11;0)&lt;&gt;&quot;vazio&quot;;VLOOKUP([.$C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299" calcext:value-type="float">
            <text:p>2429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84" calcext:value-type="float">
            <text:p>28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7];[$legenda.$A$2:.$K$20];2;0)" office:value-type="float" office:value="7" calcext:value-type="float">
            <text:p>7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7];[$legenda.$A$2:.$K$20];10;0)&lt;&gt;&quot;vazio&quot;;VLOOKUP([.$C57];[$legenda.$A$2:.$K$20];10;0);&quot;&quot;)">
            <text:p/>
          </table:table-cell>
          <table:table-cell table:style-name="ce15" table:formula="of:=IF(VLOOKUP([.$C57];[$legenda.$A$2:.$K$20];11;0)&lt;&gt;&quot;vazio&quot;;VLOOKUP([.$C57];[$legenda.$A$2:.$K$20];11;0);&quot;&quot;)">
            <text:p/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00" calcext:value-type="float">
            <text:p>2430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6370360" calcext:value-type="float">
            <text:p>6370360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8];[$legenda.$A$2:.$K$20];2;0)" office:value-type="float" office:value="17" calcext:value-type="float">
            <text:p>17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8];[$legenda.$A$2:.$K$20];10;0)&lt;&gt;&quot;vazio&quot;;VLOOKUP([.$C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];[$legenda.$A$2:.$K$20];11;0)&lt;&gt;&quot;vazio&quot;;VLOOKUP([.$C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01" calcext:value-type="float">
            <text:p>2430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97" calcext:value-type="float">
            <text:p>97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9];[$legenda.$A$2:.$K$20];2;0)" office:value-type="float" office:value="17" calcext:value-type="float">
            <text:p>17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02" calcext:value-type="float">
            <text:p>2430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602" calcext:value-type="float">
            <text:p>602</text:p>
          </table:table-cell>
          <table:table-cell table:style-name="ce4" office:value-type="float" office:value="284" calcext:value-type="float">
            <text:p>284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03" calcext:value-type="float">
            <text:p>2430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480088" calcext:value-type="float">
            <text:p>480088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1];[$legenda.$A$2:.$K$20];2;0)" office:value-type="float" office:value="15" calcext:value-type="float">
            <text:p>15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" calcext:value-type="string">
            <text:p>pos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04" calcext:value-type="float">
            <text:p>2430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3700212" calcext:value-type="float">
            <text:p>3700212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2];[$legenda.$A$2:.$K$20];2;0)" office:value-type="float" office:value="15" calcext:value-type="float">
            <text:p>15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" calcext:value-type="string">
            <text:p>pos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05" calcext:value-type="float">
            <text:p>2430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63];[$legenda.$A$2:.$K$20];2;0)" office:value-type="string" office:string-value="9.1" calcext:value-type="string">
            <text:p>9.1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06" calcext:value-type="float">
            <text:p>2430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285" calcext:value-type="float">
            <text:p>28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64];[$legenda.$A$2:.$K$20];2;0)" office:value-type="float" office:value="7" calcext:value-type="float">
            <text:p>7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4];[$legenda.$A$2:.$K$20];10;0)&lt;&gt;&quot;vazio&quot;;VLOOKUP([.$C64];[$legenda.$A$2:.$K$20];10;0);&quot;&quot;)">
            <text:p/>
          </table:table-cell>
          <table:table-cell table:style-name="ce15" table:formula="of:=IF(VLOOKUP([.$C64];[$legenda.$A$2:.$K$20];11;0)&lt;&gt;&quot;vazio&quot;;VLOOKUP([.$C64];[$legenda.$A$2:.$K$20];11;0);&quot;&quot;)">
            <text:p/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07" calcext:value-type="float">
            <text:p>2430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569" calcext:value-type="float">
            <text:p>569</text:p>
          </table:table-cell>
          <table:table-cell table:style-name="ce4" office:value-type="float" office:value="165" calcext:value-type="float">
            <text:p>165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5];[$legenda.$A$2:.$K$20];2;0)" office:value-type="float" office:value="17" calcext:value-type="float">
            <text:p>1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08" calcext:value-type="float">
            <text:p>2430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7340041" calcext:value-type="float">
            <text:p>7340041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6];[$legenda.$A$2:.$K$20];2;0)" office:value-type="float" office:value="17" calcext:value-type="float">
            <text:p>17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09" calcext:value-type="float">
            <text:p>2430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318" calcext:value-type="float">
            <text:p>318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7];[$legenda.$A$2:.$K$20];2;0)" office:value-type="float" office:value="17" calcext:value-type="float">
            <text:p>17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10" calcext:value-type="float">
            <text:p>2431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6100081" calcext:value-type="float">
            <text:p>6100081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8];[$legenda.$A$2:.$K$20];2;0)" office:value-type="float" office:value="15" calcext:value-type="float">
            <text:p>15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" calcext:value-type="string">
            <text:p>pos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11" calcext:value-type="float">
            <text:p>2431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69];[$legenda.$A$2:.$K$20];2;0)" office:value-type="float" office:value="3" calcext:value-type="float">
            <text:p>3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69];[$legenda.$A$2:.$K$20];10;0)&lt;&gt;&quot;vazio&quot;;VLOOKUP([.$C69];[$legenda.$A$2:.$K$20];10;0);&quot;&quot;)">
            <text:p/>
          </table:table-cell>
          <table:table-cell table:style-name="ce15" table:formula="of:=IF(VLOOKUP([.$C69];[$legenda.$A$2:.$K$20];11;0)&lt;&gt;&quot;vazio&quot;;VLOOKUP([.$C69];[$legenda.$A$2:.$K$20];11;0);&quot;&quot;)">
            <text:p/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4312" calcext:value-type="float">
            <text:p>2431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57" calcext:value-type="float">
            <text:p>157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0];[$legenda.$A$2:.$K$20];2;0)" office:value-type="float" office:value="18" calcext:value-type="float">
            <text:p>18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13" calcext:value-type="float">
            <text:p>2431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12" calcext:value-type="float">
            <text:p>412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1];[$legenda.$A$2:.$K$20];2;0)" office:value-type="float" office:value="18" calcext:value-type="float">
            <text:p>18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14" calcext:value-type="float">
            <text:p>2431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64" calcext:value-type="float">
            <text:p>464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72];[$legenda.$A$2:.$K$20];2;0)" office:value-type="float" office:value="18" calcext:value-type="float">
            <text:p>18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15" calcext:value-type="float">
            <text:p>2431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7540368" calcext:value-type="float">
            <text:p>7540368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3];[$legenda.$A$2:.$K$20];2;0)" office:value-type="float" office:value="17" calcext:value-type="float">
            <text:p>17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3];[$legenda.$A$2:.$K$20];10;0)&lt;&gt;&quot;vazio&quot;;VLOOKUP([.$C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3];[$legenda.$A$2:.$K$20];11;0)&lt;&gt;&quot;vazio&quot;;VLOOKUP([.$C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16" calcext:value-type="float">
            <text:p>2431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794" calcext:value-type="float">
            <text:p>794</text:p>
          </table:table-cell>
          <table:table-cell table:style-name="ce4" office:value-type="float" office:value="191" calcext:value-type="float">
            <text:p>191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4];[$legenda.$A$2:.$K$20];2;0)" office:value-type="float" office:value="17" calcext:value-type="float">
            <text:p>17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17" calcext:value-type="float">
            <text:p>2431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225" calcext:value-type="float">
            <text:p>225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5];[$legenda.$A$2:.$K$20];2;0)" office:value-type="float" office:value="17" calcext:value-type="float">
            <text:p>1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18" calcext:value-type="float">
            <text:p>2431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6];[$legenda.$A$2:.$K$20];2;0)" office:value-type="float" office:value="9" calcext:value-type="float">
            <text:p>9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19" calcext:value-type="float">
            <text:p>2431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114" calcext:value-type="float">
            <text:p>114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7];[$legenda.$A$2:.$K$20];2;0)" office:value-type="float" office:value="17" calcext:value-type="float">
            <text:p>17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20" calcext:value-type="float">
            <text:p>2432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7970125" calcext:value-type="float">
            <text:p>7970125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78];[$legenda.$A$2:.$K$20];2;0)" office:value-type="float" office:value="16" calcext:value-type="float">
            <text:p>16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78];[$legenda.$A$2:.$K$20];10;0)&lt;&gt;&quot;vazio&quot;;VLOOKUP([.$C78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78];[$legenda.$A$2:.$K$20];11;0)&lt;&gt;&quot;vazio&quot;;VLOOKUP([.$C78];[$legenda.$A$2:.$K$20];11;0);&quot;&quot;)" office:value-type="string" office:string-value="pos" calcext:value-type="string">
            <text:p>pos</text:p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21" calcext:value-type="float">
            <text:p>2432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155" calcext:value-type="float">
            <text:p>155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9];[$legenda.$A$2:.$K$20];2;0)" office:value-type="float" office:value="17" calcext:value-type="float">
            <text:p>17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9];[$legenda.$A$2:.$K$20];10;0)&lt;&gt;&quot;vazio&quot;;VLOOKUP([.$C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9];[$legenda.$A$2:.$K$20];11;0)&lt;&gt;&quot;vazio&quot;;VLOOKUP([.$C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22" calcext:value-type="float">
            <text:p>2432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49" calcext:value-type="float">
            <text:p>49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0];[$legenda.$A$2:.$K$20];2;0)" office:value-type="float" office:value="17" calcext:value-type="float">
            <text:p>17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0];[$legenda.$A$2:.$K$20];10;0)&lt;&gt;&quot;vazio&quot;;VLOOKUP([.$C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0];[$legenda.$A$2:.$K$20];11;0)&lt;&gt;&quot;vazio&quot;;VLOOKUP([.$C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23" calcext:value-type="float">
            <text:p>2432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663" calcext:value-type="float">
            <text:p>663</text:p>
          </table:table-cell>
          <table:table-cell table:style-name="ce4" office:value-type="float" office:value="49" calcext:value-type="float">
            <text:p>49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81];[$legenda.$A$2:.$K$20];2;0)" office:value-type="float" office:value="18" calcext:value-type="float">
            <text:p>18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24" calcext:value-type="float">
            <text:p>2432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6610050" calcext:value-type="float">
            <text:p>6610050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2];[$legenda.$A$2:.$K$20];2;0)" office:value-type="float" office:value="17" calcext:value-type="float">
            <text:p>17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2];[$legenda.$A$2:.$K$20];10;0)&lt;&gt;&quot;vazio&quot;;VLOOKUP([.$C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2];[$legenda.$A$2:.$K$20];11;0)&lt;&gt;&quot;vazio&quot;;VLOOKUP([.$C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25" calcext:value-type="float">
            <text:p>2432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3];[$legenda.$A$2:.$K$20];2;0)" office:value-type="float" office:value="9" calcext:value-type="float">
            <text:p>9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26" calcext:value-type="float">
            <text:p>2432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0" calcext:value-type="float">
            <text:p>290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27" calcext:value-type="float">
            <text:p>2432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3290299" calcext:value-type="float">
            <text:p>3290299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5];[$legenda.$A$2:.$K$20];2;0)" office:value-type="float" office:value="17" calcext:value-type="float">
            <text:p>17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28" calcext:value-type="float">
            <text:p>2432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334" calcext:value-type="float">
            <text:p>334</text:p>
          </table:table-cell>
          <table:table-cell table:style-name="ce4" office:value-type="float" office:value="78" calcext:value-type="float">
            <text:p>78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6];[$legenda.$A$2:.$K$20];2;0)" office:value-type="float" office:value="17" calcext:value-type="float">
            <text:p>17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29" calcext:value-type="float">
            <text:p>2432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3730145" calcext:value-type="float">
            <text:p>3730145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87];[$legenda.$A$2:.$K$20];2;0)" office:value-type="float" office:value="15" calcext:value-type="float">
            <text:p>15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" calcext:value-type="string">
            <text:p>pos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30" calcext:value-type="float">
            <text:p>2433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tomate em desenvolvimento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250376" calcext:value-type="float">
            <text:p>3250376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88];[$legenda.$A$2:.$K$20];2;0)" office:value-type="float" office:value="15" calcext:value-type="float">
            <text:p>15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" calcext:value-type="string">
            <text:p>pos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31" calcext:value-type="float">
            <text:p>2433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325" calcext:value-type="float">
            <text:p>32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9];[$legenda.$A$2:.$K$20];2;0)" office:value-type="float" office:value="17" calcext:value-type="float">
            <text:p>17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9];[$legenda.$A$2:.$K$20];10;0)&lt;&gt;&quot;vazio&quot;;VLOOKUP([.$C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9];[$legenda.$A$2:.$K$20];11;0)&lt;&gt;&quot;vazio&quot;;VLOOKUP([.$C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32" calcext:value-type="float">
            <text:p>2433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0];[$legenda.$A$2:.$K$20];2;0)" office:value-type="float" office:value="9" calcext:value-type="float">
            <text:p>9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0];[$legenda.$A$2:.$K$20];10;0)&lt;&gt;&quot;vazio&quot;;VLOOKUP([.$C9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0];[$legenda.$A$2:.$K$20];11;0)&lt;&gt;&quot;vazio&quot;;VLOOKUP([.$C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33" calcext:value-type="float">
            <text:p>2433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4" calcext:value-type="float">
            <text:p>274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75" calcext:value-type="float">
            <text:p>275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1];[$legenda.$A$2:.$K$20];2;0)" office:value-type="float" office:value="17" calcext:value-type="float">
            <text:p>17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34" calcext:value-type="float">
            <text:p>2433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69" calcext:value-type="float">
            <text:p>269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377" calcext:value-type="float">
            <text:p>377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2];[$legenda.$A$2:.$K$20];2;0)" office:value-type="float" office:value="17" calcext:value-type="float">
            <text:p>17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35" calcext:value-type="float">
            <text:p>2433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tomate em desenvolvimento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750377" calcext:value-type="float">
            <text:p>2750377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93];[$legenda.$A$2:.$K$20];2;0)" office:value-type="float" office:value="15" calcext:value-type="float">
            <text:p>15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93];[$legenda.$A$2:.$K$20];10;0)&lt;&gt;&quot;vazio&quot;;VLOOKUP([.$C9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93];[$legenda.$A$2:.$K$20];11;0)&lt;&gt;&quot;vazio&quot;;VLOOKUP([.$C93];[$legenda.$A$2:.$K$20];11;0);&quot;&quot;)" office:value-type="string" office:string-value="pos" calcext:value-type="string">
            <text:p>pos</text:p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36" calcext:value-type="float">
            <text:p>2433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92" calcext:value-type="float">
            <text:p>192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4];[$legenda.$A$2:.$K$20];2;0)" office:value-type="float" office:value="17" calcext:value-type="float">
            <text:p>17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37" calcext:value-type="float">
            <text:p>2433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3160147" calcext:value-type="float">
            <text:p>3160147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95];[$legenda.$A$2:.$K$20];2;0)" office:value-type="float" office:value="15" calcext:value-type="float">
            <text:p>15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" calcext:value-type="string">
            <text:p>pos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38" calcext:value-type="float">
            <text:p>2433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840150" calcext:value-type="float">
            <text:p>2840150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6];[$legenda.$A$2:.$K$20];2;0)" office:value-type="float" office:value="17" calcext:value-type="float">
            <text:p>17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39" calcext:value-type="float">
            <text:p>2433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3" calcext:value-type="float">
            <text:p>273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7];[$legenda.$A$2:.$K$20];2;0)" office:value-type="float" office:value="17" calcext:value-type="float">
            <text:p>17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40" calcext:value-type="float">
            <text:p>2434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72" calcext:value-type="float">
            <text:p>272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255" calcext:value-type="float">
            <text:p>255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41" calcext:value-type="float">
            <text:p>2434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1490238" calcext:value-type="float">
            <text:p>1490238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9];[$legenda.$A$2:.$K$20];2;0)" office:value-type="float" office:value="17" calcext:value-type="float">
            <text:p>17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42" calcext:value-type="float">
            <text:p>2434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00];[$legenda.$A$2:.$K$20];2;0)" office:value-type="float" office:value="10" calcext:value-type="float">
            <text:p>10</text:p>
          </table:table-cell>
          <table:table-cell table:style-name="ce15" table:formula="of:=IF(VLOOKUP([.$C100];[$legenda.$A$2:.$K$20];9;0)&lt;&gt;&quot;vazio&quot;;VLOOKUP([.$C100];[$legenda.$A$2:.$K$20];9;0);&quot;&quot;)">
            <text:p/>
          </table:table-cell>
          <table:table-cell table:style-name="ce15" table:formula="of:=IF(VLOOKUP([.$C100];[$legenda.$A$2:.$K$20];10;0)&lt;&gt;&quot;vazio&quot;;VLOOKUP([.$C100];[$legenda.$A$2:.$K$20];10;0);&quot;&quot;)">
            <text:p/>
          </table:table-cell>
          <table:table-cell table:style-name="ce15" table:formula="of:=IF(VLOOKUP([.$C100];[$legenda.$A$2:.$K$20];11;0)&lt;&gt;&quot;vazio&quot;;VLOOKUP([.$C100];[$legenda.$A$2:.$K$20];11;0);&quot;&quot;)">
            <text:p/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343" calcext:value-type="float">
            <text:p>2434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354" calcext:value-type="float">
            <text:p>354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1];[$legenda.$A$2:.$K$20];2;0)" office:value-type="float" office:value="18" calcext:value-type="float">
            <text:p>18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44" calcext:value-type="float">
            <text:p>2434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6" calcext:value-type="float">
            <text:p>296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2];[$legenda.$A$2:.$K$20];2;0)" office:value-type="float" office:value="17" calcext:value-type="float">
            <text:p>17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45" calcext:value-type="float">
            <text:p>2434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81" calcext:value-type="float">
            <text:p>281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3];[$legenda.$A$2:.$K$20];2;0)" office:value-type="float" office:value="17" calcext:value-type="float">
            <text:p>17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3];[$legenda.$A$2:.$K$20];10;0)&lt;&gt;&quot;vazio&quot;;VLOOKUP([.$C1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3];[$legenda.$A$2:.$K$20];11;0)&lt;&gt;&quot;vazio&quot;;VLOOKUP([.$C1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46" calcext:value-type="float">
            <text:p>2434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355" calcext:value-type="float">
            <text:p>355</text:p>
          </table:table-cell>
          <table:table-cell table:style-name="ce4" office:value-type="float" office:value="305" calcext:value-type="float">
            <text:p>305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4];[$legenda.$A$2:.$K$20];2;0)" office:value-type="float" office:value="18" calcext:value-type="float">
            <text:p>18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47" calcext:value-type="float">
            <text:p>2434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05];[$legenda.$A$2:.$K$20];2;0)" office:value-type="float" office:value="10" calcext:value-type="float">
            <text:p>10</text:p>
          </table:table-cell>
          <table:table-cell table:style-name="ce15" table:formula="of:=IF(VLOOKUP([.$C105];[$legenda.$A$2:.$K$20];9;0)&lt;&gt;&quot;vazio&quot;;VLOOKUP([.$C105];[$legenda.$A$2:.$K$20];9;0);&quot;&quot;)">
            <text:p/>
          </table:table-cell>
          <table:table-cell table:style-name="ce15" table:formula="of:=IF(VLOOKUP([.$C105];[$legenda.$A$2:.$K$20];10;0)&lt;&gt;&quot;vazio&quot;;VLOOKUP([.$C105];[$legenda.$A$2:.$K$20];10;0);&quot;&quot;)">
            <text:p/>
          </table:table-cell>
          <table:table-cell table:style-name="ce15" table:formula="of:=IF(VLOOKUP([.$C105];[$legenda.$A$2:.$K$20];11;0)&lt;&gt;&quot;vazio&quot;;VLOOKUP([.$C105];[$legenda.$A$2:.$K$20];11;0);&quot;&quot;)">
            <text:p/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348" calcext:value-type="float">
            <text:p>2434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1950099" calcext:value-type="float">
            <text:p>1950099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06];[$legenda.$A$2:.$K$20];2;0)" office:value-type="float" office:value="15" calcext:value-type="float">
            <text:p>15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06];[$legenda.$A$2:.$K$20];10;0)&lt;&gt;&quot;vazio&quot;;VLOOKUP([.$C106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06];[$legenda.$A$2:.$K$20];11;0)&lt;&gt;&quot;vazio&quot;;VLOOKUP([.$C106];[$legenda.$A$2:.$K$20];11;0);&quot;&quot;)" office:value-type="string" office:string-value="pos" calcext:value-type="string">
            <text:p>pos</text:p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49" calcext:value-type="float">
            <text:p>2434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107];[$legenda.$A$2:.$K$20];2;0)" office:value-type="float" office:value="10" calcext:value-type="float">
            <text:p>10</text:p>
          </table:table-cell>
          <table:table-cell table:style-name="ce15" table:formula="of:=IF(VLOOKUP([.$C107];[$legenda.$A$2:.$K$20];9;0)&lt;&gt;&quot;vazio&quot;;VLOOKUP([.$C107];[$legenda.$A$2:.$K$20];9;0);&quot;&quot;)">
            <text:p/>
          </table:table-cell>
          <table:table-cell table:style-name="ce15" table:formula="of:=IF(VLOOKUP([.$C107];[$legenda.$A$2:.$K$20];10;0)&lt;&gt;&quot;vazio&quot;;VLOOKUP([.$C107];[$legenda.$A$2:.$K$20];10;0);&quot;&quot;)">
            <text:p/>
          </table:table-cell>
          <table:table-cell table:style-name="ce15" table:formula="of:=IF(VLOOKUP([.$C107];[$legenda.$A$2:.$K$20];11;0)&lt;&gt;&quot;vazio&quot;;VLOOKUP([.$C107];[$legenda.$A$2:.$K$20];11;0);&quot;&quot;)">
            <text:p/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4350" calcext:value-type="float">
            <text:p>2435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294" calcext:value-type="float">
            <text:p>294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08];[$legenda.$A$2:.$K$20];2;0)" office:value-type="float" office:value="18" calcext:value-type="float">
            <text:p>18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51" calcext:value-type="float">
            <text:p>2435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7460102" calcext:value-type="float">
            <text:p>7460102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9];[$legenda.$A$2:.$K$20];2;0)" office:value-type="float" office:value="17" calcext:value-type="float">
            <text:p>17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52" calcext:value-type="float">
            <text:p>2435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293" calcext:value-type="float">
            <text:p>29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537" calcext:value-type="float">
            <text:p>537</text:p>
          </table:table-cell>
          <table:table-cell table:style-name="ce4" office:value-type="float" office:value="236" calcext:value-type="float">
            <text:p>236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0];[$legenda.$A$2:.$K$20];2;0)" office:value-type="float" office:value="17" calcext:value-type="float">
            <text:p>17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53" calcext:value-type="float">
            <text:p>2435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7570190" calcext:value-type="float">
            <text:p>7570190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1];[$legenda.$A$2:.$K$20];2;0)" office:value-type="float" office:value="17" calcext:value-type="float">
            <text:p>17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1];[$legenda.$A$2:.$K$20];10;0)&lt;&gt;&quot;vazio&quot;;VLOOKUP([.$C1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1];[$legenda.$A$2:.$K$20];11;0)&lt;&gt;&quot;vazio&quot;;VLOOKUP([.$C1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54" calcext:value-type="float">
            <text:p>2435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75" calcext:value-type="float">
            <text:p>375</text:p>
          </table:table-cell>
          <table:table-cell table:style-name="ce4" office:value-type="float" office:value="376" calcext:value-type="float">
            <text:p>376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12];[$legenda.$A$2:.$K$20];2;0)" office:value-type="string" office:string-value="9.1" calcext:value-type="string">
            <text:p>9.1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2];[$legenda.$A$2:.$K$20];10;0)&lt;&gt;&quot;vazio&quot;;VLOOKUP([.$C1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2];[$legenda.$A$2:.$K$20];11;0)&lt;&gt;&quot;vazio&quot;;VLOOKUP([.$C1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55" calcext:value-type="float">
            <text:p>24355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tomate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99" calcext:value-type="float">
            <text:p>29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13];[$legenda.$A$2:.$K$20];2;0)" office:value-type="float" office:value="7" calcext:value-type="float">
            <text:p>7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3];[$legenda.$A$2:.$K$20];10;0)&lt;&gt;&quot;vazio&quot;;VLOOKUP([.$C113];[$legenda.$A$2:.$K$20];10;0);&quot;&quot;)">
            <text:p/>
          </table:table-cell>
          <table:table-cell table:style-name="ce15" table:formula="of:=IF(VLOOKUP([.$C113];[$legenda.$A$2:.$K$20];11;0)&lt;&gt;&quot;vazio&quot;;VLOOKUP([.$C113];[$legenda.$A$2:.$K$20];11;0);&quot;&quot;)">
            <text:p/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4356" calcext:value-type="float">
            <text:p>24356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multa</text:p>
          </table:table-cell>
          <table:table-cell table:style-name="ce3"/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80" calcext:value-type="float">
            <text:p>80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14];[$legenda.$A$2:.$K$20];2;0)" office:value-type="float" office:value="13" calcext:value-type="float">
            <text:p>13</text:p>
          </table:table-cell>
          <table:table-cell table:style-name="ce15" table:formula="of:=IF(VLOOKUP([.$C114];[$legenda.$A$2:.$K$20];9;0)&lt;&gt;&quot;vazio&quot;;VLOOKUP([.$C114];[$legenda.$A$2:.$K$20];9;0);&quot;&quot;)">
            <text:p/>
          </table:table-cell>
          <table:table-cell table:style-name="ce15" table:formula="of:=IF(VLOOKUP([.$C114];[$legenda.$A$2:.$K$20];10;0)&lt;&gt;&quot;vazio&quot;;VLOOKUP([.$C114];[$legenda.$A$2:.$K$20];10;0);&quot;&quot;)">
            <text:p/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14];[$legenda.$A$2:.$K$20];7;0)&lt;&gt;&quot;vazio&quot;;VLOOKUP([.$C114];[$legenda.$A$2:.$K$20];7;0);&quot;&quot;)">
            <text:p/>
          </table:table-cell>
          <table:table-cell table:number-columns-repeated="50"/>
        </table:table-row>
        <table:table-row table:style-name="ro1">
          <table:table-cell table:style-name="ce2" office:value-type="float" office:value="24357" calcext:value-type="float">
            <text:p>24357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pulgao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7390333" calcext:value-type="float">
            <text:p>7390333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15];[$legenda.$A$2:.$K$20];2;0)" office:value-type="float" office:value="15" calcext:value-type="float">
            <text:p>15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" calcext:value-type="string">
            <text:p>pos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4358" calcext:value-type="float">
            <text:p>24358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150170" calcext:value-type="float">
            <text:p>2150170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6];[$legenda.$A$2:.$K$20];2;0)" office:value-type="float" office:value="17" calcext:value-type="float">
            <text:p>17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59" calcext:value-type="float">
            <text:p>24359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090123" calcext:value-type="float">
            <text:p>2090123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17];[$legenda.$A$2:.$K$20];2;0)" office:value-type="float" office:value="16" calcext:value-type="float">
            <text:p>16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" calcext:value-type="string">
            <text:p>pos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60" calcext:value-type="float">
            <text:p>24360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210069" calcext:value-type="float">
            <text:p>2210069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8];[$legenda.$A$2:.$K$20];2;0)" office:value-type="float" office:value="17" calcext:value-type="float">
            <text:p>17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61" calcext:value-type="float">
            <text:p>24361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1860040" calcext:value-type="float">
            <text:p>1860040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9];[$legenda.$A$2:.$K$20];2;0)" office:value-type="float" office:value="17" calcext:value-type="float">
            <text:p>17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62" calcext:value-type="float">
            <text:p>24362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800155" calcext:value-type="float">
            <text:p>1800155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4363" calcext:value-type="float">
            <text:p>24363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53" calcext:value-type="float">
            <text:p>153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21];[$legenda.$A$2:.$K$20];2;0)" office:value-type="float" office:value="18" calcext:value-type="float">
            <text:p>18</text:p>
          </table:table-cell>
          <table:table-cell table:style-name="ce15" table:formula="of:=IF(VLOOKUP([.$C121];[$legenda.$A$2:.$K$20];9;0)&lt;&gt;&quot;vazio&quot;;VLOOKUP([.$C12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21];[$legenda.$A$2:.$K$20];10;0)&lt;&gt;&quot;vazio&quot;;VLOOKUP([.$C1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1];[$legenda.$A$2:.$K$20];11;0)&lt;&gt;&quot;vazio&quot;;VLOOKUP([.$C1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1];[$legenda.$A$2:.$K$20];7;0)&lt;&gt;&quot;vazio&quot;;VLOOKUP([.$C1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4364" calcext:value-type="float">
            <text:p>24364</text:p>
          </table:table-cell>
          <table:table-cell table:style-name="ce2" office:value-type="float" office:value="205" calcext:value-type="float">
            <text:p>205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350130" calcext:value-type="float">
            <text:p>2350130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2];[$legenda.$A$2:.$K$20];2;0)" office:value-type="float" office:value="17" calcext:value-type="float">
            <text:p>17</text:p>
          </table:table-cell>
          <table:table-cell table:style-name="ce15" table:formula="of:=IF(VLOOKUP([.$C122];[$legenda.$A$2:.$K$20];9;0)&lt;&gt;&quot;vazio&quot;;VLOOKUP([.$C1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2];[$legenda.$A$2:.$K$20];10;0)&lt;&gt;&quot;vazio&quot;;VLOOKUP([.$C1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2];[$legenda.$A$2:.$K$20];11;0)&lt;&gt;&quot;vazio&quot;;VLOOKUP([.$C1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2];[$legenda.$A$2:.$K$20];7;0)&lt;&gt;&quot;vazio&quot;;VLOOKUP([.$C1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65" calcext:value-type="float">
            <text:p>2436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lantar</text:p>
          </table:table-cell>
          <table:table-cell office:value-type="string" calcext:value-type="string">
            <text:p>milho</text:p>
          </table:table-cell>
          <table:table-cell office:value-type="float" office:value="76" calcext:value-type="float">
            <text:p>76</text:p>
          </table:table-cell>
          <table:table-cell office:value-type="float" office:value="303" calcext:value-type="float">
            <text:p>303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23];[$legenda.$A$2:.$K$20];3;0)&amp;&quot;(&quot;&amp;[.K123]&amp;&quot; &quot;&amp;[.L123]&amp;&quot; &quot;&amp;[.M12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3];[$legenda.$A$2:.$K$20];2;0)" office:value-type="float" office:value="9" calcext:value-type="float">
            <text:p>9</text:p>
          </table:table-cell>
          <table:table-cell table:style-name="ce15" table:formula="of:=IF(VLOOKUP([.$C123];[$legenda.$A$2:.$K$20];9;0)&lt;&gt;&quot;vazio&quot;;VLOOKUP([.$C12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3];[$legenda.$A$2:.$K$20];10;0)&lt;&gt;&quot;vazio&quot;;VLOOKUP([.$C12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3];[$legenda.$A$2:.$K$20];11;0)&lt;&gt;&quot;vazio&quot;;VLOOKUP([.$C1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3];[$legenda.$A$2:.$K$20];7;0)&lt;&gt;&quot;vazio&quot;;VLOOKUP([.$C12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366" calcext:value-type="float">
            <text:p>2436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joaninha</text:p>
          </table:table-cell>
          <table:table-cell office:value-type="float" office:value="79" calcext:value-type="float">
            <text:p>79</text:p>
          </table:table-cell>
          <table:table-cell office:value-type="float" office:value="273" calcext:value-type="float">
            <text:p>273</text:p>
          </table:table-cell>
          <table:table-cell office:value-type="float" office:value="298" calcext:value-type="float">
            <text:p>298</text:p>
          </table:table-cell>
          <table:table-cell office:value-type="float" office:value="610151" calcext:value-type="float">
            <text:p>610151</text:p>
          </table:table-cell>
          <table:table-cell table:style-name="ce14" table:formula="of:=VLOOKUP([.C124];[$legenda.$A$2:.$K$20];3;0)&amp;&quot;(&quot;&amp;[.K124]&amp;&quot; &quot;&amp;[.L124]&amp;&quot; &quot;&amp;[.M12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4];[$legenda.$A$2:.$K$20];2;0)" office:value-type="float" office:value="17" calcext:value-type="float">
            <text:p>17</text:p>
          </table:table-cell>
          <table:table-cell table:style-name="ce15" table:formula="of:=IF(VLOOKUP([.$C124];[$legenda.$A$2:.$K$20];9;0)&lt;&gt;&quot;vazio&quot;;VLOOKUP([.$C12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4];[$legenda.$A$2:.$K$20];10;0)&lt;&gt;&quot;vazio&quot;;VLOOKUP([.$C1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4];[$legenda.$A$2:.$K$20];11;0)&lt;&gt;&quot;vazio&quot;;VLOOKUP([.$C1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4];[$legenda.$A$2:.$K$20];7;0)&lt;&gt;&quot;vazio&quot;;VLOOKUP([.$C12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0" calcext:value-type="float">
            <text:p>80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3090270" calcext:value-type="float">
            <text:p>3090270</text:p>
          </table:table-cell>
          <table:table-cell table:style-name="ce14" table:formula="of:=VLOOKUP([.C125];[$legenda.$A$2:.$K$20];3;0)&amp;&quot;(&quot;&amp;[.K125]&amp;&quot; &quot;&amp;[.L125]&amp;&quot; &quot;&amp;[.M1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5];[$legenda.$A$2:.$K$20];2;0)" office:value-type="float" office:value="17" calcext:value-type="float">
            <text:p>17</text:p>
          </table:table-cell>
          <table:table-cell table:style-name="ce15" table:formula="of:=IF(VLOOKUP([.$C125];[$legenda.$A$2:.$K$20];9;0)&lt;&gt;&quot;vazio&quot;;VLOOKUP([.$C1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5];[$legenda.$A$2:.$K$20];10;0)&lt;&gt;&quot;vazio&quot;;VLOOKUP([.$C1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5];[$legenda.$A$2:.$K$20];11;0)&lt;&gt;&quot;vazio&quot;;VLOOKUP([.$C1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5];[$legenda.$A$2:.$K$20];7;0)&lt;&gt;&quot;vazio&quot;;VLOOKUP([.$C1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68" calcext:value-type="float">
            <text:p>2436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float" office:value="297" calcext:value-type="float">
            <text:p>297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26];[$legenda.$A$2:.$K$20];3;0)&amp;&quot;(&quot;&amp;[.K126]&amp;&quot; &quot;&amp;[.L126]&amp;&quot; &quot;&amp;[.M1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6];[$legenda.$A$2:.$K$20];2;0)" office:value-type="float" office:value="17" calcext:value-type="float">
            <text:p>17</text:p>
          </table:table-cell>
          <table:table-cell table:style-name="ce15" table:formula="of:=IF(VLOOKUP([.$C126];[$legenda.$A$2:.$K$20];9;0)&lt;&gt;&quot;vazio&quot;;VLOOKUP([.$C1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6];[$legenda.$A$2:.$K$20];10;0)&lt;&gt;&quot;vazio&quot;;VLOOKUP([.$C1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6];[$legenda.$A$2:.$K$20];11;0)&lt;&gt;&quot;vazio&quot;;VLOOKUP([.$C1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6];[$legenda.$A$2:.$K$20];7;0)&lt;&gt;&quot;vazio&quot;;VLOOKUP([.$C1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69" calcext:value-type="float">
            <text:p>2436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float" office:value="281" calcext:value-type="float">
            <text:p>281</text:p>
          </table:table-cell>
          <table:table-cell office:value-type="float" office:value="80" calcext:value-type="float">
            <text:p>80</text:p>
          </table:table-cell>
          <table:table-cell office:value-type="float" office:value="303" calcext:value-type="float">
            <text:p>303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27];[$legenda.$A$2:.$K$20];3;0)&amp;&quot;(&quot;&amp;[.K127]&amp;&quot; &quot;&amp;[.L127]&amp;&quot; &quot;&amp;[.M1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7];[$legenda.$A$2:.$K$20];2;0)" office:value-type="float" office:value="17" calcext:value-type="float">
            <text:p>17</text:p>
          </table:table-cell>
          <table:table-cell table:style-name="ce15" table:formula="of:=IF(VLOOKUP([.$C127];[$legenda.$A$2:.$K$20];9;0)&lt;&gt;&quot;vazio&quot;;VLOOKUP([.$C1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7];[$legenda.$A$2:.$K$20];10;0)&lt;&gt;&quot;vazio&quot;;VLOOKUP([.$C1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7];[$legenda.$A$2:.$K$20];11;0)&lt;&gt;&quot;vazio&quot;;VLOOKUP([.$C1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7];[$legenda.$A$2:.$K$20];7;0)&lt;&gt;&quot;vazio&quot;;VLOOKUP([.$C1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70" calcext:value-type="float">
            <text:p>2437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float" office:value="274" calcext:value-type="float">
            <text:p>274</text:p>
          </table:table-cell>
          <table:table-cell office:value-type="float" office:value="81" calcext:value-type="float">
            <text:p>81</text:p>
          </table:table-cell>
          <table:table-cell office:value-type="float" office:value="303" calcext:value-type="float">
            <text:p>303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28];[$legenda.$A$2:.$K$20];3;0)&amp;&quot;(&quot;&amp;[.K128]&amp;&quot; &quot;&amp;[.L128]&amp;&quot; &quot;&amp;[.M1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8];[$legenda.$A$2:.$K$20];2;0)" office:value-type="float" office:value="17" calcext:value-type="float">
            <text:p>17</text:p>
          </table:table-cell>
          <table:table-cell table:style-name="ce15" table:formula="of:=IF(VLOOKUP([.$C128];[$legenda.$A$2:.$K$20];9;0)&lt;&gt;&quot;vazio&quot;;VLOOKUP([.$C1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8];[$legenda.$A$2:.$K$20];10;0)&lt;&gt;&quot;vazio&quot;;VLOOKUP([.$C1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8];[$legenda.$A$2:.$K$20];11;0)&lt;&gt;&quot;vazio&quot;;VLOOKUP([.$C1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8];[$legenda.$A$2:.$K$20];7;0)&lt;&gt;&quot;vazio&quot;;VLOOKUP([.$C1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71" calcext:value-type="float">
            <text:p>2437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82" calcext:value-type="float">
            <text:p>82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6430213" calcext:value-type="float">
            <text:p>6430213</text:p>
          </table:table-cell>
          <table:table-cell table:style-name="ce14" table:formula="of:=VLOOKUP([.C129];[$legenda.$A$2:.$K$20];3;0)&amp;&quot;(&quot;&amp;[.K129]&amp;&quot; &quot;&amp;[.L129]&amp;&quot; &quot;&amp;[.M129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29];[$legenda.$A$2:.$K$20];2;0)" office:value-type="float" office:value="16" calcext:value-type="float">
            <text:p>16</text:p>
          </table:table-cell>
          <table:table-cell table:style-name="ce15" table:formula="of:=IF(VLOOKUP([.$C129];[$legenda.$A$2:.$K$20];9;0)&lt;&gt;&quot;vazio&quot;;VLOOKUP([.$C129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29];[$legenda.$A$2:.$K$20];10;0)&lt;&gt;&quot;vazio&quot;;VLOOKUP([.$C129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29];[$legenda.$A$2:.$K$20];11;0)&lt;&gt;&quot;vazio&quot;;VLOOKUP([.$C129];[$legenda.$A$2:.$K$20];11;0);&quot;&quot;)" office:value-type="string" office:string-value="pos" calcext:value-type="string">
            <text:p>pos</text:p>
          </table:table-cell>
          <table:table-cell table:style-name="ce15" table:formula="of:=IF(VLOOKUP([.$C129];[$legenda.$A$2:.$K$20];7;0)&lt;&gt;&quot;vazio&quot;;VLOOKUP([.$C12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372" calcext:value-type="float">
            <text:p>2437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2" calcext:value-type="float">
            <text:p>82</text:p>
          </table:table-cell>
          <table:table-cell office:value-type="float" office:value="274" calcext:value-type="float">
            <text:p>274</text:p>
          </table:table-cell>
          <table:table-cell office:value-type="float" office:value="293" calcext:value-type="float">
            <text:p>293</text:p>
          </table:table-cell>
          <table:table-cell office:value-type="float" office:value="4210214" calcext:value-type="float">
            <text:p>4210214</text:p>
          </table:table-cell>
          <table:table-cell table:style-name="ce14" table:formula="of:=VLOOKUP([.C130];[$legenda.$A$2:.$K$20];3;0)&amp;&quot;(&quot;&amp;[.K130]&amp;&quot; &quot;&amp;[.L130]&amp;&quot; &quot;&amp;[.M1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0];[$legenda.$A$2:.$K$20];2;0)" office:value-type="float" office:value="17" calcext:value-type="float">
            <text:p>17</text:p>
          </table:table-cell>
          <table:table-cell table:style-name="ce15" table:formula="of:=IF(VLOOKUP([.$C130];[$legenda.$A$2:.$K$20];9;0)&lt;&gt;&quot;vazio&quot;;VLOOKUP([.$C1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0];[$legenda.$A$2:.$K$20];10;0)&lt;&gt;&quot;vazio&quot;;VLOOKUP([.$C1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0];[$legenda.$A$2:.$K$20];11;0)&lt;&gt;&quot;vazio&quot;;VLOOKUP([.$C1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0];[$legenda.$A$2:.$K$20];7;0)&lt;&gt;&quot;vazio&quot;;VLOOKUP([.$C1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73" calcext:value-type="float">
            <text:p>2437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83" calcext:value-type="float">
            <text:p>83</text:p>
          </table:table-cell>
          <table:table-cell office:value-type="float" office:value="304" calcext:value-type="float">
            <text:p>304</text:p>
          </table:table-cell>
          <table:table-cell office:value-type="float" office:value="722" calcext:value-type="float">
            <text:p>722</text:p>
          </table:table-cell>
          <table:table-cell office:value-type="float" office:value="358" calcext:value-type="float">
            <text:p>358</text:p>
          </table:table-cell>
          <table:table-cell table:style-name="ce14" table:formula="of:=VLOOKUP([.C131];[$legenda.$A$2:.$K$20];3;0)&amp;&quot;(&quot;&amp;[.K131]&amp;&quot; &quot;&amp;[.L131]&amp;&quot; &quot;&amp;[.M13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1];[$legenda.$A$2:.$K$20];2;0)" office:value-type="float" office:value="18" calcext:value-type="float">
            <text:p>18</text:p>
          </table:table-cell>
          <table:table-cell table:style-name="ce15" table:formula="of:=IF(VLOOKUP([.$C131];[$legenda.$A$2:.$K$20];9;0)&lt;&gt;&quot;vazio&quot;;VLOOKUP([.$C13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1];[$legenda.$A$2:.$K$20];10;0)&lt;&gt;&quot;vazio&quot;;VLOOKUP([.$C1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1];[$legenda.$A$2:.$K$20];11;0)&lt;&gt;&quot;vazio&quot;;VLOOKUP([.$C1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1];[$legenda.$A$2:.$K$20];7;0)&lt;&gt;&quot;vazio&quot;;VLOOKUP([.$C13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374" calcext:value-type="float">
            <text:p>2437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emover predador</text:p>
          </table:table-cell>
          <table:table-cell office:value-type="string" calcext:value-type="string">
            <text:p>besouro</text:p>
          </table:table-cell>
          <table:table-cell office:value-type="float" office:value="83" calcext:value-type="float">
            <text:p>83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32];[$legenda.$A$2:.$K$20];3;0)&amp;&quot;(&quot;&amp;[.K132]&amp;&quot; &quot;&amp;[.L132]&amp;&quot; &quot;&amp;[.M132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132];[$legenda.$A$2:.$K$20];2;0)" office:value-type="float" office:value="8" calcext:value-type="float">
            <text:p>8</text:p>
          </table:table-cell>
          <table:table-cell table:style-name="ce15" table:formula="of:=IF(VLOOKUP([.$C132];[$legenda.$A$2:.$K$20];9;0)&lt;&gt;&quot;vazio&quot;;VLOOKUP([.$C13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32];[$legenda.$A$2:.$K$20];10;0)&lt;&gt;&quot;vazio&quot;;VLOOKUP([.$C132];[$legenda.$A$2:.$K$20];10;0);&quot;&quot;)">
            <text:p/>
          </table:table-cell>
          <table:table-cell table:style-name="ce15" table:formula="of:=IF(VLOOKUP([.$C132];[$legenda.$A$2:.$K$20];11;0)&lt;&gt;&quot;vazio&quot;;VLOOKUP([.$C132];[$legenda.$A$2:.$K$20];11;0);&quot;&quot;)">
            <text:p/>
          </table:table-cell>
          <table:table-cell table:style-name="ce15" table:formula="of:=IF(VLOOKUP([.$C132];[$legenda.$A$2:.$K$20];7;0)&lt;&gt;&quot;vazio&quot;;VLOOKUP([.$C13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375" calcext:value-type="float">
            <text:p>2437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3" calcext:value-type="float">
            <text:p>83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7250358" calcext:value-type="float">
            <text:p>7250358</text:p>
          </table:table-cell>
          <table:table-cell table:style-name="ce14" table:formula="of:=VLOOKUP([.C133];[$legenda.$A$2:.$K$20];3;0)&amp;&quot;(&quot;&amp;[.K133]&amp;&quot; &quot;&amp;[.L133]&amp;&quot; &quot;&amp;[.M1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3];[$legenda.$A$2:.$K$20];2;0)" office:value-type="float" office:value="17" calcext:value-type="float">
            <text:p>17</text:p>
          </table:table-cell>
          <table:table-cell table:style-name="ce15" table:formula="of:=IF(VLOOKUP([.$C133];[$legenda.$A$2:.$K$20];9;0)&lt;&gt;&quot;vazio&quot;;VLOOKUP([.$C1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3];[$legenda.$A$2:.$K$20];10;0)&lt;&gt;&quot;vazio&quot;;VLOOKUP([.$C1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3];[$legenda.$A$2:.$K$20];11;0)&lt;&gt;&quot;vazio&quot;;VLOOKUP([.$C1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3];[$legenda.$A$2:.$K$20];7;0)&lt;&gt;&quot;vazio&quot;;VLOOKUP([.$C1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76" calcext:value-type="float">
            <text:p>2437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4" calcext:value-type="float">
            <text:p>84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5220177" calcext:value-type="float">
            <text:p>5220177</text:p>
          </table:table-cell>
          <table:table-cell table:style-name="ce14" table:formula="of:=VLOOKUP([.C134];[$legenda.$A$2:.$K$20];3;0)&amp;&quot;(&quot;&amp;[.K134]&amp;&quot; &quot;&amp;[.L134]&amp;&quot; &quot;&amp;[.M1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4];[$legenda.$A$2:.$K$20];2;0)" office:value-type="float" office:value="17" calcext:value-type="float">
            <text:p>17</text:p>
          </table:table-cell>
          <table:table-cell table:style-name="ce15" table:formula="of:=IF(VLOOKUP([.$C134];[$legenda.$A$2:.$K$20];9;0)&lt;&gt;&quot;vazio&quot;;VLOOKUP([.$C1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4];[$legenda.$A$2:.$K$20];10;0)&lt;&gt;&quot;vazio&quot;;VLOOKUP([.$C1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4];[$legenda.$A$2:.$K$20];11;0)&lt;&gt;&quot;vazio&quot;;VLOOKUP([.$C1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4];[$legenda.$A$2:.$K$20];7;0)&lt;&gt;&quot;vazio&quot;;VLOOKUP([.$C1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77" calcext:value-type="float">
            <text:p>2437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4" calcext:value-type="float">
            <text:p>84</text:p>
          </table:table-cell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7720342" calcext:value-type="float">
            <text:p>7720342</text:p>
          </table:table-cell>
          <table:table-cell table:style-name="ce14" table:formula="of:=VLOOKUP([.C135];[$legenda.$A$2:.$K$20];3;0)&amp;&quot;(&quot;&amp;[.K135]&amp;&quot; &quot;&amp;[.L135]&amp;&quot; &quot;&amp;[.M13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5];[$legenda.$A$2:.$K$20];2;0)" office:value-type="float" office:value="17" calcext:value-type="float">
            <text:p>17</text:p>
          </table:table-cell>
          <table:table-cell table:style-name="ce15" table:formula="of:=IF(VLOOKUP([.$C135];[$legenda.$A$2:.$K$20];9;0)&lt;&gt;&quot;vazio&quot;;VLOOKUP([.$C13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5];[$legenda.$A$2:.$K$20];10;0)&lt;&gt;&quot;vazio&quot;;VLOOKUP([.$C13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5];[$legenda.$A$2:.$K$20];11;0)&lt;&gt;&quot;vazio&quot;;VLOOKUP([.$C13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5];[$legenda.$A$2:.$K$20];7;0)&lt;&gt;&quot;vazio&quot;;VLOOKUP([.$C13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78" calcext:value-type="float">
            <text:p>2437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eproducao</text:p>
          </table:table-cell>
          <table:table-cell office:value-type="string" calcext:value-type="string">
            <text:p>besouro</text:p>
          </table:table-cell>
          <table:table-cell office:value-type="float" office:value="84" calcext:value-type="float">
            <text:p>84</text:p>
          </table:table-cell>
          <table:table-cell office:value-type="float" office:value="274" calcext:value-type="float">
            <text:p>274</text:p>
          </table:table-cell>
          <table:table-cell office:value-type="float" office:value="293" calcext:value-type="float">
            <text:p>293</text:p>
          </table:table-cell>
          <table:table-cell office:value-type="float" office:value="5990207" calcext:value-type="float">
            <text:p>5990207</text:p>
          </table:table-cell>
          <table:table-cell table:style-name="ce14" table:formula="of:=VLOOKUP([.C136];[$legenda.$A$2:.$K$20];3;0)&amp;&quot;(&quot;&amp;[.K136]&amp;&quot; &quot;&amp;[.L136]&amp;&quot; &quot;&amp;[.M136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36];[$legenda.$A$2:.$K$20];2;0)" office:value-type="float" office:value="16" calcext:value-type="float">
            <text:p>16</text:p>
          </table:table-cell>
          <table:table-cell table:style-name="ce15" table:formula="of:=IF(VLOOKUP([.$C136];[$legenda.$A$2:.$K$20];9;0)&lt;&gt;&quot;vazio&quot;;VLOOKUP([.$C136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36];[$legenda.$A$2:.$K$20];10;0)&lt;&gt;&quot;vazio&quot;;VLOOKUP([.$C136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36];[$legenda.$A$2:.$K$20];11;0)&lt;&gt;&quot;vazio&quot;;VLOOKUP([.$C136];[$legenda.$A$2:.$K$20];11;0);&quot;&quot;)" office:value-type="string" office:string-value="pos" calcext:value-type="string">
            <text:p>pos</text:p>
          </table:table-cell>
          <table:table-cell table:style-name="ce15" table:formula="of:=IF(VLOOKUP([.$C136];[$legenda.$A$2:.$K$20];7;0)&lt;&gt;&quot;vazio&quot;;VLOOKUP([.$C13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379" calcext:value-type="float">
            <text:p>2437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4" calcext:value-type="float">
            <text:p>84</text:p>
          </table:table-cell>
          <table:table-cell office:value-type="float" office:value="281" calcext:value-type="float">
            <text:p>281</text:p>
          </table:table-cell>
          <table:table-cell office:value-type="float" office:value="302" calcext:value-type="float">
            <text:p>302</text:p>
          </table:table-cell>
          <table:table-cell office:value-type="float" office:value="7690269" calcext:value-type="float">
            <text:p>7690269</text:p>
          </table:table-cell>
          <table:table-cell table:style-name="ce14" table:formula="of:=VLOOKUP([.C137];[$legenda.$A$2:.$K$20];3;0)&amp;&quot;(&quot;&amp;[.K137]&amp;&quot; &quot;&amp;[.L137]&amp;&quot; &quot;&amp;[.M1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7];[$legenda.$A$2:.$K$20];2;0)" office:value-type="float" office:value="17" calcext:value-type="float">
            <text:p>17</text:p>
          </table:table-cell>
          <table:table-cell table:style-name="ce15" table:formula="of:=IF(VLOOKUP([.$C137];[$legenda.$A$2:.$K$20];9;0)&lt;&gt;&quot;vazio&quot;;VLOOKUP([.$C1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7];[$legenda.$A$2:.$K$20];10;0)&lt;&gt;&quot;vazio&quot;;VLOOKUP([.$C1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7];[$legenda.$A$2:.$K$20];11;0)&lt;&gt;&quot;vazio&quot;;VLOOKUP([.$C1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7];[$legenda.$A$2:.$K$20];7;0)&lt;&gt;&quot;vazio&quot;;VLOOKUP([.$C1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80" calcext:value-type="float">
            <text:p>2438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5" calcext:value-type="float">
            <text:p>85</text:p>
          </table:table-cell>
          <table:table-cell office:value-type="float" office:value="296" calcext:value-type="float">
            <text:p>296</text:p>
          </table:table-cell>
          <table:table-cell office:value-type="float" office:value="302" calcext:value-type="float">
            <text:p>302</text:p>
          </table:table-cell>
          <table:table-cell office:value-type="float" office:value="8120333" calcext:value-type="float">
            <text:p>8120333</text:p>
          </table:table-cell>
          <table:table-cell table:style-name="ce14" table:formula="of:=VLOOKUP([.C138];[$legenda.$A$2:.$K$20];3;0)&amp;&quot;(&quot;&amp;[.K138]&amp;&quot; &quot;&amp;[.L138]&amp;&quot; &quot;&amp;[.M1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8];[$legenda.$A$2:.$K$20];2;0)" office:value-type="float" office:value="17" calcext:value-type="float">
            <text:p>17</text:p>
          </table:table-cell>
          <table:table-cell table:style-name="ce15" table:formula="of:=IF(VLOOKUP([.$C138];[$legenda.$A$2:.$K$20];9;0)&lt;&gt;&quot;vazio&quot;;VLOOKUP([.$C1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8];[$legenda.$A$2:.$K$20];10;0)&lt;&gt;&quot;vazio&quot;;VLOOKUP([.$C1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8];[$legenda.$A$2:.$K$20];11;0)&lt;&gt;&quot;vazio&quot;;VLOOKUP([.$C1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8];[$legenda.$A$2:.$K$20];7;0)&lt;&gt;&quot;vazio&quot;;VLOOKUP([.$C1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81" calcext:value-type="float">
            <text:p>2438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5" calcext:value-type="float">
            <text:p>85</text:p>
          </table:table-cell>
          <table:table-cell office:value-type="float" office:value="281" calcext:value-type="float">
            <text:p>281</text:p>
          </table:table-cell>
          <table:table-cell office:value-type="float" office:value="302" calcext:value-type="float">
            <text:p>302</text:p>
          </table:table-cell>
          <table:table-cell office:value-type="float" office:value="7840268" calcext:value-type="float">
            <text:p>7840268</text:p>
          </table:table-cell>
          <table:table-cell table:style-name="ce14" table:formula="of:=VLOOKUP([.C139];[$legenda.$A$2:.$K$20];3;0)&amp;&quot;(&quot;&amp;[.K139]&amp;&quot; &quot;&amp;[.L139]&amp;&quot; &quot;&amp;[.M1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9];[$legenda.$A$2:.$K$20];2;0)" office:value-type="float" office:value="17" calcext:value-type="float">
            <text:p>17</text:p>
          </table:table-cell>
          <table:table-cell table:style-name="ce15" table:formula="of:=IF(VLOOKUP([.$C139];[$legenda.$A$2:.$K$20];9;0)&lt;&gt;&quot;vazio&quot;;VLOOKUP([.$C1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9];[$legenda.$A$2:.$K$20];10;0)&lt;&gt;&quot;vazio&quot;;VLOOKUP([.$C1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9];[$legenda.$A$2:.$K$20];11;0)&lt;&gt;&quot;vazio&quot;;VLOOKUP([.$C1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9];[$legenda.$A$2:.$K$20];7;0)&lt;&gt;&quot;vazio&quot;;VLOOKUP([.$C1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82" calcext:value-type="float">
            <text:p>2438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Novo inseto</text:p>
          </table:table-cell>
          <table:table-cell office:value-type="string" calcext:value-type="string">
            <text:p>besouro</text:p>
          </table:table-cell>
          <table:table-cell office:value-type="float" office:value="86" calcext:value-type="float">
            <text:p>86</text:p>
          </table:table-cell>
          <table:table-cell office:value-type="float" office:value="305" calcext:value-type="float">
            <text:p>305</text:p>
          </table:table-cell>
          <table:table-cell office:value-type="float" office:value="647" calcext:value-type="float">
            <text:p>647</text:p>
          </table:table-cell>
          <table:table-cell office:value-type="float" office:value="149" calcext:value-type="float">
            <text:p>149</text:p>
          </table:table-cell>
          <table:table-cell table:style-name="ce14" table:formula="of:=VLOOKUP([.C140];[$legenda.$A$2:.$K$20];3;0)&amp;&quot;(&quot;&amp;[.K140]&amp;&quot; &quot;&amp;[.L140]&amp;&quot; &quot;&amp;[.M14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40];[$legenda.$A$2:.$K$20];2;0)" office:value-type="float" office:value="18" calcext:value-type="float">
            <text:p>18</text:p>
          </table:table-cell>
          <table:table-cell table:style-name="ce15" table:formula="of:=IF(VLOOKUP([.$C140];[$legenda.$A$2:.$K$20];9;0)&lt;&gt;&quot;vazio&quot;;VLOOKUP([.$C14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40];[$legenda.$A$2:.$K$20];10;0)&lt;&gt;&quot;vazio&quot;;VLOOKUP([.$C1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0];[$legenda.$A$2:.$K$20];11;0)&lt;&gt;&quot;vazio&quot;;VLOOKUP([.$C1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0];[$legenda.$A$2:.$K$20];7;0)&lt;&gt;&quot;vazio&quot;;VLOOKUP([.$C14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383" calcext:value-type="float">
            <text:p>2438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6" calcext:value-type="float">
            <text:p>86</text:p>
          </table:table-cell>
          <table:table-cell office:value-type="float" office:value="274" calcext:value-type="float">
            <text:p>274</text:p>
          </table:table-cell>
          <table:table-cell office:value-type="float" office:value="305" calcext:value-type="float">
            <text:p>305</text:p>
          </table:table-cell>
          <table:table-cell office:value-type="float" office:value="6480149" calcext:value-type="float">
            <text:p>6480149</text:p>
          </table:table-cell>
          <table:table-cell table:style-name="ce14" table:formula="of:=VLOOKUP([.C141];[$legenda.$A$2:.$K$20];3;0)&amp;&quot;(&quot;&amp;[.K141]&amp;&quot; &quot;&amp;[.L141]&amp;&quot; &quot;&amp;[.M1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1];[$legenda.$A$2:.$K$20];2;0)" office:value-type="float" office:value="17" calcext:value-type="float">
            <text:p>17</text:p>
          </table:table-cell>
          <table:table-cell table:style-name="ce15" table:formula="of:=IF(VLOOKUP([.$C141];[$legenda.$A$2:.$K$20];9;0)&lt;&gt;&quot;vazio&quot;;VLOOKUP([.$C1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1];[$legenda.$A$2:.$K$20];10;0)&lt;&gt;&quot;vazio&quot;;VLOOKUP([.$C1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1];[$legenda.$A$2:.$K$20];11;0)&lt;&gt;&quot;vazio&quot;;VLOOKUP([.$C1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1];[$legenda.$A$2:.$K$20];7;0)&lt;&gt;&quot;vazio&quot;;VLOOKUP([.$C1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84" calcext:value-type="float">
            <text:p>2438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emover predador</text:p>
          </table:table-cell>
          <table:table-cell office:value-type="string" calcext:value-type="string">
            <text:p>besouro</text:p>
          </table:table-cell>
          <table:table-cell office:value-type="float" office:value="86" calcext:value-type="float">
            <text:p>86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42];[$legenda.$A$2:.$K$20];3;0)&amp;&quot;(&quot;&amp;[.K142]&amp;&quot; &quot;&amp;[.L142]&amp;&quot; &quot;&amp;[.M142]&amp;&quot;)&quot;" office:value-type="string" office:string-value="RemoverPredador(id-predador  )" calcext:value-type="string">
            <text:p>RemoverPredador(id-predador <text:s/>)</text:p>
          </table:table-cell>
          <table:table-cell table:style-name="ce15" table:formula="of:=VLOOKUP([.$C142];[$legenda.$A$2:.$K$20];2;0)" office:value-type="float" office:value="8" calcext:value-type="float">
            <text:p>8</text:p>
          </table:table-cell>
          <table:table-cell table:style-name="ce15" table:formula="of:=IF(VLOOKUP([.$C142];[$legenda.$A$2:.$K$20];9;0)&lt;&gt;&quot;vazio&quot;;VLOOKUP([.$C142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42];[$legenda.$A$2:.$K$20];10;0)&lt;&gt;&quot;vazio&quot;;VLOOKUP([.$C142];[$legenda.$A$2:.$K$20];10;0);&quot;&quot;)">
            <text:p/>
          </table:table-cell>
          <table:table-cell table:style-name="ce15" table:formula="of:=IF(VLOOKUP([.$C142];[$legenda.$A$2:.$K$20];11;0)&lt;&gt;&quot;vazio&quot;;VLOOKUP([.$C142];[$legenda.$A$2:.$K$20];11;0);&quot;&quot;)">
            <text:p/>
          </table:table-cell>
          <table:table-cell table:style-name="ce15" table:formula="of:=IF(VLOOKUP([.$C142];[$legenda.$A$2:.$K$20];7;0)&lt;&gt;&quot;vazio&quot;;VLOOKUP([.$C14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office:value-type="float" office:value="24385" calcext:value-type="float">
            <text:p>2438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6" calcext:value-type="float">
            <text:p>86</text:p>
          </table:table-cell>
          <table:table-cell office:value-type="float" office:value="272" calcext:value-type="float">
            <text:p>272</text:p>
          </table:table-cell>
          <table:table-cell office:value-type="float" office:value="281" calcext:value-type="float">
            <text:p>281</text:p>
          </table:table-cell>
          <table:table-cell office:value-type="float" office:value="6640243" calcext:value-type="float">
            <text:p>6640243</text:p>
          </table:table-cell>
          <table:table-cell table:style-name="ce14" table:formula="of:=VLOOKUP([.C143];[$legenda.$A$2:.$K$20];3;0)&amp;&quot;(&quot;&amp;[.K143]&amp;&quot; &quot;&amp;[.L143]&amp;&quot; &quot;&amp;[.M1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3];[$legenda.$A$2:.$K$20];2;0)" office:value-type="float" office:value="17" calcext:value-type="float">
            <text:p>17</text:p>
          </table:table-cell>
          <table:table-cell table:style-name="ce15" table:formula="of:=IF(VLOOKUP([.$C143];[$legenda.$A$2:.$K$20];9;0)&lt;&gt;&quot;vazio&quot;;VLOOKUP([.$C1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3];[$legenda.$A$2:.$K$20];10;0)&lt;&gt;&quot;vazio&quot;;VLOOKUP([.$C1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3];[$legenda.$A$2:.$K$20];11;0)&lt;&gt;&quot;vazio&quot;;VLOOKUP([.$C1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3];[$legenda.$A$2:.$K$20];7;0)&lt;&gt;&quot;vazio&quot;;VLOOKUP([.$C1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86" calcext:value-type="float">
            <text:p>2438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6" calcext:value-type="float">
            <text:p>86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7740143" calcext:value-type="float">
            <text:p>7740143</text:p>
          </table:table-cell>
          <table:table-cell table:style-name="ce14" table:formula="of:=VLOOKUP([.C144];[$legenda.$A$2:.$K$20];3;0)&amp;&quot;(&quot;&amp;[.K144]&amp;&quot; &quot;&amp;[.L144]&amp;&quot; &quot;&amp;[.M1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4];[$legenda.$A$2:.$K$20];2;0)" office:value-type="float" office:value="17" calcext:value-type="float">
            <text:p>17</text:p>
          </table:table-cell>
          <table:table-cell table:style-name="ce15" table:formula="of:=IF(VLOOKUP([.$C144];[$legenda.$A$2:.$K$20];9;0)&lt;&gt;&quot;vazio&quot;;VLOOKUP([.$C1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4];[$legenda.$A$2:.$K$20];10;0)&lt;&gt;&quot;vazio&quot;;VLOOKUP([.$C1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4];[$legenda.$A$2:.$K$20];11;0)&lt;&gt;&quot;vazio&quot;;VLOOKUP([.$C1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4];[$legenda.$A$2:.$K$20];7;0)&lt;&gt;&quot;vazio&quot;;VLOOKUP([.$C1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milho</text:p>
          </table:table-cell>
          <table:table-cell office:value-type="float" office:value="87" calcext:value-type="float">
            <text:p>87</text:p>
          </table:table-cell>
          <table:table-cell office:value-type="float" office:value="306" calcext:value-type="float">
            <text:p>306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45];[$legenda.$A$2:.$K$20];3;0)&amp;&quot;(&quot;&amp;[.K145]&amp;&quot; &quot;&amp;[.L145]&amp;&quot; &quot;&amp;[.M14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45];[$legenda.$A$2:.$K$20];2;0)" office:value-type="string" office:string-value="9.1" calcext:value-type="string">
            <text:p>9.1</text:p>
          </table:table-cell>
          <table:table-cell table:style-name="ce15" table:formula="of:=IF(VLOOKUP([.$C145];[$legenda.$A$2:.$K$20];9;0)&lt;&gt;&quot;vazio&quot;;VLOOKUP([.$C14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5];[$legenda.$A$2:.$K$20];10;0)&lt;&gt;&quot;vazio&quot;;VLOOKUP([.$C14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5];[$legenda.$A$2:.$K$20];11;0)&lt;&gt;&quot;vazio&quot;;VLOOKUP([.$C1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5];[$legenda.$A$2:.$K$20];7;0)&lt;&gt;&quot;vazio&quot;;VLOOKUP([.$C14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office:value-type="float" office:value="24388" calcext:value-type="float">
            <text:p>2438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7" calcext:value-type="float">
            <text:p>87</text:p>
          </table:table-cell>
          <table:table-cell office:value-type="float" office:value="272" calcext:value-type="float">
            <text:p>272</text:p>
          </table:table-cell>
          <table:table-cell office:value-type="float" office:value="293" calcext:value-type="float">
            <text:p>293</text:p>
          </table:table-cell>
          <table:table-cell office:value-type="float" office:value="6690171" calcext:value-type="float">
            <text:p>6690171</text:p>
          </table:table-cell>
          <table:table-cell table:style-name="ce14" table:formula="of:=VLOOKUP([.C146];[$legenda.$A$2:.$K$20];3;0)&amp;&quot;(&quot;&amp;[.K146]&amp;&quot; &quot;&amp;[.L146]&amp;&quot; &quot;&amp;[.M14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6];[$legenda.$A$2:.$K$20];2;0)" office:value-type="float" office:value="17" calcext:value-type="float">
            <text:p>17</text:p>
          </table:table-cell>
          <table:table-cell table:style-name="ce15" table:formula="of:=IF(VLOOKUP([.$C146];[$legenda.$A$2:.$K$20];9;0)&lt;&gt;&quot;vazio&quot;;VLOOKUP([.$C14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6];[$legenda.$A$2:.$K$20];10;0)&lt;&gt;&quot;vazio&quot;;VLOOKUP([.$C14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6];[$legenda.$A$2:.$K$20];11;0)&lt;&gt;&quot;vazio&quot;;VLOOKUP([.$C1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6];[$legenda.$A$2:.$K$20];7;0)&lt;&gt;&quot;vazio&quot;;VLOOKUP([.$C14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89" calcext:value-type="float">
            <text:p>24389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7" calcext:value-type="float">
            <text:p>87</text:p>
          </table:table-cell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6450203" calcext:value-type="float">
            <text:p>6450203</text:p>
          </table:table-cell>
          <table:table-cell table:style-name="ce14" table:formula="of:=VLOOKUP([.C147];[$legenda.$A$2:.$K$20];3;0)&amp;&quot;(&quot;&amp;[.K147]&amp;&quot; &quot;&amp;[.L147]&amp;&quot; &quot;&amp;[.M14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7];[$legenda.$A$2:.$K$20];2;0)" office:value-type="float" office:value="17" calcext:value-type="float">
            <text:p>17</text:p>
          </table:table-cell>
          <table:table-cell table:style-name="ce15" table:formula="of:=IF(VLOOKUP([.$C147];[$legenda.$A$2:.$K$20];9;0)&lt;&gt;&quot;vazio&quot;;VLOOKUP([.$C14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7];[$legenda.$A$2:.$K$20];10;0)&lt;&gt;&quot;vazio&quot;;VLOOKUP([.$C1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7];[$legenda.$A$2:.$K$20];11;0)&lt;&gt;&quot;vazio&quot;;VLOOKUP([.$C1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7];[$legenda.$A$2:.$K$20];7;0)&lt;&gt;&quot;vazio&quot;;VLOOKUP([.$C14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90" calcext:value-type="float">
            <text:p>24390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orte</text:p>
          </table:table-cell>
          <table:table-cell office:value-type="string" calcext:value-type="string">
            <text:p>joaninha</text:p>
          </table:table-cell>
          <table:table-cell office:value-type="float" office:value="88" calcext:value-type="float">
            <text:p>88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table:formula="of:=VLOOKUP([.C148];[$legenda.$A$2:.$K$20];3;0)&amp;&quot;(&quot;&amp;[.K148]&amp;&quot; &quot;&amp;[.L148]&amp;&quot; &quot;&amp;[.M148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48];[$legenda.$A$2:.$K$20];2;0)" office:value-type="float" office:value="14" calcext:value-type="float">
            <text:p>14</text:p>
          </table:table-cell>
          <table:table-cell table:style-name="ce15" table:formula="of:=IF(VLOOKUP([.$C148];[$legenda.$A$2:.$K$20];9;0)&lt;&gt;&quot;vazio&quot;;VLOOKUP([.$C148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48];[$legenda.$A$2:.$K$20];10;0)&lt;&gt;&quot;vazio&quot;;VLOOKUP([.$C148];[$legenda.$A$2:.$K$20];10;0);&quot;&quot;)">
            <text:p/>
          </table:table-cell>
          <table:table-cell table:style-name="ce15" table:formula="of:=IF(VLOOKUP([.$C148];[$legenda.$A$2:.$K$20];11;0)&lt;&gt;&quot;vazio&quot;;VLOOKUP([.$C148];[$legenda.$A$2:.$K$20];11;0);&quot;&quot;)">
            <text:p/>
          </table:table-cell>
          <table:table-cell table:style-name="ce15" table:formula="of:=IF(VLOOKUP([.$C148];[$legenda.$A$2:.$K$20];7;0)&lt;&gt;&quot;vazio&quot;;VLOOKUP([.$C14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office:value-type="float" office:value="24391" calcext:value-type="float">
            <text:p>2439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88" calcext:value-type="float">
            <text:p>88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5730181" calcext:value-type="float">
            <text:p>5730181</text:p>
          </table:table-cell>
          <table:table-cell table:style-name="ce14" table:formula="of:=VLOOKUP([.C149];[$legenda.$A$2:.$K$20];3;0)&amp;&quot;(&quot;&amp;[.K149]&amp;&quot; &quot;&amp;[.L149]&amp;&quot; &quot;&amp;[.M1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9];[$legenda.$A$2:.$K$20];2;0)" office:value-type="float" office:value="17" calcext:value-type="float">
            <text:p>17</text:p>
          </table:table-cell>
          <table:table-cell table:style-name="ce15" table:formula="of:=IF(VLOOKUP([.$C149];[$legenda.$A$2:.$K$20];9;0)&lt;&gt;&quot;vazio&quot;;VLOOKUP([.$C1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9];[$legenda.$A$2:.$K$20];10;0)&lt;&gt;&quot;vazio&quot;;VLOOKUP([.$C1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9];[$legenda.$A$2:.$K$20];11;0)&lt;&gt;&quot;vazio&quot;;VLOOKUP([.$C1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9];[$legenda.$A$2:.$K$20];7;0)&lt;&gt;&quot;vazio&quot;;VLOOKUP([.$C1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92" calcext:value-type="float">
            <text:p>2439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float" office:value="296" calcext:value-type="float">
            <text:p>296</text:p>
          </table:table-cell>
          <table:table-cell office:value-type="float" office:value="90" calcext:value-type="float">
            <text:p>90</text:p>
          </table:table-cell>
          <table:table-cell office:value-type="float" office:value="306" calcext:value-type="float">
            <text:p>306</text:p>
          </table:table-cell>
          <table:table-cell office:value-type="float" office:value="375" calcext:value-type="float">
            <text:p>375</text:p>
          </table:table-cell>
          <table:table-cell office:value-type="float" office:value="326" calcext:value-type="float">
            <text:p>326</text:p>
          </table:table-cell>
          <table:table-cell table:style-name="ce14" table:formula="of:=VLOOKUP([.C150];[$legenda.$A$2:.$K$20];3;0)&amp;&quot;(&quot;&amp;[.K150]&amp;&quot; &quot;&amp;[.L150]&amp;&quot; &quot;&amp;[.M1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0];[$legenda.$A$2:.$K$20];2;0)" office:value-type="float" office:value="17" calcext:value-type="float">
            <text:p>17</text:p>
          </table:table-cell>
          <table:table-cell table:style-name="ce15" table:formula="of:=IF(VLOOKUP([.$C150];[$legenda.$A$2:.$K$20];9;0)&lt;&gt;&quot;vazio&quot;;VLOOKUP([.$C1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0];[$legenda.$A$2:.$K$20];10;0)&lt;&gt;&quot;vazio&quot;;VLOOKUP([.$C1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0];[$legenda.$A$2:.$K$20];11;0)&lt;&gt;&quot;vazio&quot;;VLOOKUP([.$C1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0];[$legenda.$A$2:.$K$20];7;0)&lt;&gt;&quot;vazio&quot;;VLOOKUP([.$C1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93" calcext:value-type="float">
            <text:p>2439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1" calcext:value-type="float">
            <text:p>91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office:value-type="float" office:value="6010263" calcext:value-type="float">
            <text:p>6010263</text:p>
          </table:table-cell>
          <table:table-cell table:style-name="ce14" table:formula="of:=VLOOKUP([.C151];[$legenda.$A$2:.$K$20];3;0)&amp;&quot;(&quot;&amp;[.K151]&amp;&quot; &quot;&amp;[.L151]&amp;&quot; &quot;&amp;[.M1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1];[$legenda.$A$2:.$K$20];2;0)" office:value-type="float" office:value="17" calcext:value-type="float">
            <text:p>17</text:p>
          </table:table-cell>
          <table:table-cell table:style-name="ce15" table:formula="of:=IF(VLOOKUP([.$C151];[$legenda.$A$2:.$K$20];9;0)&lt;&gt;&quot;vazio&quot;;VLOOKUP([.$C1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1];[$legenda.$A$2:.$K$20];10;0)&lt;&gt;&quot;vazio&quot;;VLOOKUP([.$C1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1];[$legenda.$A$2:.$K$20];11;0)&lt;&gt;&quot;vazio&quot;;VLOOKUP([.$C1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1];[$legenda.$A$2:.$K$20];7;0)&lt;&gt;&quot;vazio&quot;;VLOOKUP([.$C1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94" calcext:value-type="float">
            <text:p>2439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Colisão sem resultado</text:p>
          </table:table-cell>
          <table:table-cell office:value-type="string" calcext:value-type="string">
            <text:p>besouro</text:p>
          </table:table-cell>
          <table:table-cell office:value-type="float" office:value="91" calcext:value-type="float">
            <text:p>91</text:p>
          </table:table-cell>
          <table:table-cell office:value-type="float" office:value="272" calcext:value-type="float">
            <text:p>272</text:p>
          </table:table-cell>
          <table:table-cell office:value-type="float" office:value="302" calcext:value-type="float">
            <text:p>302</text:p>
          </table:table-cell>
          <table:table-cell office:value-type="float" office:value="6060268" calcext:value-type="float">
            <text:p>6060268</text:p>
          </table:table-cell>
          <table:table-cell table:style-name="ce14" table:formula="of:=VLOOKUP([.C152];[$legenda.$A$2:.$K$20];3;0)&amp;&quot;(&quot;&amp;[.K152]&amp;&quot; &quot;&amp;[.L152]&amp;&quot; &quot;&amp;[.M1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2];[$legenda.$A$2:.$K$20];2;0)" office:value-type="float" office:value="17" calcext:value-type="float">
            <text:p>17</text:p>
          </table:table-cell>
          <table:table-cell table:style-name="ce15" table:formula="of:=IF(VLOOKUP([.$C152];[$legenda.$A$2:.$K$20];9;0)&lt;&gt;&quot;vazio&quot;;VLOOKUP([.$C1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2];[$legenda.$A$2:.$K$20];10;0)&lt;&gt;&quot;vazio&quot;;VLOOKUP([.$C1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2];[$legenda.$A$2:.$K$20];11;0)&lt;&gt;&quot;vazio&quot;;VLOOKUP([.$C1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2];[$legenda.$A$2:.$K$20];7;0)&lt;&gt;&quot;vazio&quot;;VLOOKUP([.$C1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office:value-type="float" office:value="24395" calcext:value-type="float">
            <text:p>24395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ulta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14" table:formula="of:=VLOOKUP([.C153];[$legenda.$A$2:.$K$20];3;0)&amp;&quot;(&quot;&amp;[.K153]&amp;&quot; &quot;&amp;[.L153]&amp;&quot; &quot;&amp;[.M153]&amp;&quot;)&quot;" office:value-type="string" office:string-value="Multa (  valor multa)" calcext:value-type="string">
            <text:p>Multa ( <text:s/>valor multa)</text:p>
          </table:table-cell>
          <table:table-cell table:style-name="ce15" table:formula="of:=VLOOKUP([.$C153];[$legenda.$A$2:.$K$20];2;0)" office:value-type="float" office:value="13" calcext:value-type="float">
            <text:p>13</text:p>
          </table:table-cell>
          <table:table-cell table:style-name="ce15" table:formula="of:=IF(VLOOKUP([.$C153];[$legenda.$A$2:.$K$20];9;0)&lt;&gt;&quot;vazio&quot;;VLOOKUP([.$C153];[$legenda.$A$2:.$K$20];9;0);&quot;&quot;)">
            <text:p/>
          </table:table-cell>
          <table:table-cell table:style-name="ce15" table:formula="of:=IF(VLOOKUP([.$C153];[$legenda.$A$2:.$K$20];10;0)&lt;&gt;&quot;vazio&quot;;VLOOKUP([.$C153];[$legenda.$A$2:.$K$20];10;0);&quot;&quot;)">
            <text:p/>
          </table:table-cell>
          <table:table-cell table:style-name="ce15" table:formula="of:=IF(VLOOKUP([.$C153];[$legenda.$A$2:.$K$20];11;0)&lt;&gt;&quot;vazio&quot;;VLOOKUP([.$C153];[$legenda.$A$2:.$K$20];11;0);&quot;&quot;)" office:value-type="string" office:string-value="valor multa" calcext:value-type="string">
            <text:p>valor multa</text:p>
          </table:table-cell>
          <table:table-cell table:style-name="ce15" table:formula="of:=IF(VLOOKUP([.$C153];[$legenda.$A$2:.$K$20];7;0)&lt;&gt;&quot;vazio&quot;;VLOOKUP([.$C153];[$legenda.$A$2:.$K$20];7;0);&quot;&quot;)">
            <text:p/>
          </table:table-cell>
          <table:table-cell table:number-columns-repeated="50"/>
        </table:table-row>
        <table:table-row table:style-name="ro1">
          <table:table-cell office:value-type="float" office:value="24396" calcext:value-type="float">
            <text:p>24396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over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table:formula="of:=VLOOKUP([.C154];[$legenda.$A$2:.$K$20];3;0)&amp;&quot;(&quot;&amp;[.K154]&amp;&quot; &quot;&amp;[.L154]&amp;&quot; &quot;&amp;[.M154]&amp;&quot;)&quot;" office:value-type="string" office:string-value="FimDeJogo(  )" calcext:value-type="string">
            <text:p>FimDeJogo( <text:s/>)</text:p>
          </table:table-cell>
          <table:table-cell table:style-name="ce15" table:formula="of:=VLOOKUP([.$C154];[$legenda.$A$2:.$K$20];2;0)" office:value-type="float" office:value="1" calcext:value-type="float">
            <text:p>1</text:p>
          </table:table-cell>
          <table:table-cell table:style-name="ce15" table:formula="of:=IF(VLOOKUP([.$C154];[$legenda.$A$2:.$K$20];9;0)&lt;&gt;&quot;vazio&quot;;VLOOKUP([.$C154];[$legenda.$A$2:.$K$20];9;0);&quot;&quot;)">
            <text:p/>
          </table:table-cell>
          <table:table-cell table:style-name="ce15" table:formula="of:=IF(VLOOKUP([.$C154];[$legenda.$A$2:.$K$20];10;0)&lt;&gt;&quot;vazio&quot;;VLOOKUP([.$C154];[$legenda.$A$2:.$K$20];10;0);&quot;&quot;)">
            <text:p/>
          </table:table-cell>
          <table:table-cell table:style-name="ce15" table:formula="of:=IF(VLOOKUP([.$C154];[$legenda.$A$2:.$K$20];11;0)&lt;&gt;&quot;vazio&quot;;VLOOKUP([.$C154];[$legenda.$A$2:.$K$20];11;0);&quot;&quot;)">
            <text:p/>
          </table:table-cell>
          <table:table-cell table:style-name="ce15" table:formula="of:=IF(VLOOKUP([.$C154];[$legenda.$A$2:.$K$20];7;0)&lt;&gt;&quot;vazio&quot;;VLOOKUP([.$C154];[$legenda.$A$2:.$K$20];7;0);&quot;&quot;)">
            <text:p/>
          </table:table-cell>
          <table:table-cell table:number-columns-repeated="50"/>
        </table:table-row>
        <table:table-row table:style-name="ro1" table:number-rows-repeated="168">
          <table:table-cell table:number-columns-repeated="64"/>
        </table:table-row>
        <table:table-row table:style-name="ro2" table:number-rows-repeated="678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20:09.2821832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21:08.226965255</dc:date>
    <meta:editing-duration>PT13M26S</meta:editing-duration>
    <meta:editing-cycles>6</meta:editing-cycles>
    <meta:document-statistic meta:table-count="2" meta:cell-count="2373" meta:object-count="0"/>
  </office:meta>
</office:document-meta>
</file>